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left="0in" fo:margin-right="0in" fo:text-indent="0in" style:auto-text-indent="false"/>
    </style:style>
    <style:style style:name="P2" style:family="paragraph" style:parent-style-name="Heading_20_3">
      <style:paragraph-properties fo:margin-left="0in" fo:margin-right="0in" fo:text-indent="0in" style:auto-text-indent="false"/>
    </style:style>
    <style:style style:name="P3" style:family="paragraph" style:parent-style-name="Heading_20_3">
      <style:text-properties officeooo:paragraph-rsid="0016586a"/>
    </style:style>
    <style:style style:name="P4" style:family="paragraph" style:parent-style-name="Heading_20_3">
      <style:text-properties officeooo:paragraph-rsid="001acdc5"/>
    </style:style>
    <style:style style:name="P5" style:family="paragraph" style:parent-style-name="Preformatted_20_Text">
      <style:paragraph-properties fo:margin-left="0in" fo:margin-right="0in" fo:orphans="1" fo:text-indent="0in" style:auto-text-indent="false" style:writing-mode="lr-tb"/>
      <style:text-properties officeooo:paragraph-rsid="001acdc5"/>
    </style:style>
    <style:style style:name="P6" style:family="paragraph" style:parent-style-name="Quotations">
      <style:paragraph-properties fo:margin-left="0.3937in" fo:margin-right="0.3937in" fo:text-indent="0in" style:auto-text-indent="false"/>
      <style:text-properties fo:font-size="10pt" style:font-size-asian="10pt" style:font-size-complex="10pt"/>
    </style:style>
    <style:style style:name="P7" style:family="paragraph" style:parent-style-name="Quotations">
      <style:text-properties fo:font-size="10pt" style:font-size-asian="10pt" style:font-size-complex="10pt"/>
    </style:style>
    <style:style style:name="P8" style:family="paragraph" style:parent-style-name="Quotations">
      <style:text-properties officeooo:paragraph-rsid="0014d2f2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Text_20_body">
      <style:paragraph-properties fo:margin-left="0in" fo:margin-right="0in" fo:text-indent="0in" style:auto-text-indent="false"/>
    </style:style>
    <style:style style:name="P11" style:family="paragraph" style:parent-style-name="Text_20_body" style:list-style-name="L172"/>
    <style:style style:name="P12" style:family="paragraph" style:parent-style-name="Text_20_body" style:list-style-name="L172">
      <style:paragraph-properties fo:margin-top="0in" fo:margin-bottom="0in" style:contextual-spacing="false"/>
    </style:style>
    <style:style style:name="P13" style:family="paragraph" style:parent-style-name="Text_20_body" style:list-style-name="L173"/>
    <style:style style:name="P14" style:family="paragraph" style:parent-style-name="Text_20_body" style:list-style-name="L173">
      <style:paragraph-properties fo:margin-top="0in" fo:margin-bottom="0in" style:contextual-spacing="false"/>
    </style:style>
    <style:style style:name="P15" style:family="paragraph" style:parent-style-name="Text_20_body" style:list-style-name="L174"/>
    <style:style style:name="P16" style:family="paragraph" style:parent-style-name="Text_20_body" style:list-style-name="L174">
      <style:paragraph-properties fo:margin-top="0in" fo:margin-bottom="0in" style:contextual-spacing="false"/>
    </style:style>
    <style:style style:name="P17" style:family="paragraph" style:parent-style-name="Text_20_body" style:list-style-name="L176"/>
    <style:style style:name="P18" style:family="paragraph" style:parent-style-name="Text_20_body" style:list-style-name="L176">
      <style:paragraph-properties fo:margin-top="0in" fo:margin-bottom="0in" style:contextual-spacing="false"/>
    </style:style>
    <style:style style:name="P19" style:family="paragraph" style:parent-style-name="Text_20_body" style:list-style-name="L181">
      <style:paragraph-properties fo:margin-left="0in" fo:margin-right="0in" fo:margin-top="0in" fo:margin-bottom="0in" style:contextual-spacing="false" fo:text-indent="0in" style:auto-text-indent="false"/>
    </style:style>
    <style:style style:name="P20" style:family="paragraph" style:parent-style-name="Text_20_body" style:list-style-name="L181">
      <style:paragraph-properties fo:margin-left="0in" fo:margin-right="0in" fo:text-indent="0in" style:auto-text-indent="false"/>
    </style:style>
    <style:style style:name="P21" style:family="paragraph" style:parent-style-name="Text_20_body" style:list-style-name="L182">
      <style:paragraph-properties fo:margin-top="0in" fo:margin-bottom="0in" style:contextual-spacing="false"/>
    </style:style>
    <style:style style:name="P22" style:family="paragraph" style:parent-style-name="Text_20_body" style:list-style-name="L182">
      <style:paragraph-properties fo:margin-left="0in" fo:margin-right="0in" fo:margin-top="0in" fo:margin-bottom="0in" style:contextual-spacing="false" fo:text-indent="0in" style:auto-text-indent="false"/>
    </style:style>
    <style:style style:name="P23" style:family="paragraph" style:parent-style-name="Text_20_body" style:list-style-name="L184">
      <style:paragraph-properties fo:margin-top="0in" fo:margin-bottom="0in" style:contextual-spacing="false"/>
    </style:style>
    <style:style style:name="P24" style:family="paragraph" style:parent-style-name="Text_20_body" style:list-style-name="L184">
      <style:text-properties officeooo:paragraph-rsid="0014d2f2"/>
    </style:style>
    <style:style style:name="P25" style:family="paragraph" style:parent-style-name="Text_20_body" style:list-style-name="L185"/>
    <style:style style:name="P26" style:family="paragraph" style:parent-style-name="Text_20_body" style:list-style-name="L185">
      <style:paragraph-properties fo:margin-top="0in" fo:margin-bottom="0in" style:contextual-spacing="false"/>
    </style:style>
    <style:style style:name="P27" style:family="paragraph" style:parent-style-name="Text_20_body" style:list-style-name="L186"/>
    <style:style style:name="P28" style:family="paragraph" style:parent-style-name="Text_20_body" style:list-style-name="L186">
      <style:paragraph-properties fo:margin-top="0in" fo:margin-bottom="0in" style:contextual-spacing="false"/>
    </style:style>
    <style:style style:name="P29" style:family="paragraph" style:parent-style-name="Text_20_body" style:list-style-name="L188"/>
    <style:style style:name="P30" style:family="paragraph" style:parent-style-name="Text_20_body" style:list-style-name="L188">
      <style:paragraph-properties fo:margin-left="0in" fo:margin-right="0in" fo:margin-top="0in" fo:margin-bottom="0in" style:contextual-spacing="false" fo:text-indent="0in" style:auto-text-indent="false"/>
    </style:style>
    <style:style style:name="P31" style:family="paragraph" style:parent-style-name="Text_20_body" style:list-style-name="L191"/>
    <style:style style:name="P32" style:family="paragraph" style:parent-style-name="Text_20_body" style:list-style-name="L191">
      <style:paragraph-properties fo:margin-top="0in" fo:margin-bottom="0in" style:contextual-spacing="false"/>
    </style:style>
    <style:style style:name="P33" style:family="paragraph" style:parent-style-name="Text_20_body" style:list-style-name="L192">
      <style:paragraph-properties fo:margin-top="0in" fo:margin-bottom="0in" style:contextual-spacing="false"/>
    </style:style>
    <style:style style:name="P34" style:family="paragraph" style:parent-style-name="Text_20_body" style:list-style-name="L192">
      <style:paragraph-properties fo:margin-left="0in" fo:margin-right="0in" fo:text-indent="0in" style:auto-text-indent="false"/>
    </style:style>
    <style:style style:name="P35" style:family="paragraph" style:parent-style-name="Text_20_body" style:list-style-name="L193"/>
    <style:style style:name="P36" style:family="paragraph" style:parent-style-name="Text_20_body" style:list-style-name="L193">
      <style:paragraph-properties fo:margin-top="0in" fo:margin-bottom="0in" style:contextual-spacing="false"/>
    </style:style>
    <style:style style:name="P37" style:family="paragraph" style:parent-style-name="Text_20_body" style:list-style-name="L193">
      <style:paragraph-properties fo:margin-left="0in" fo:margin-right="0in" fo:margin-top="0in" fo:margin-bottom="0in" style:contextual-spacing="false" fo:text-indent="0in" style:auto-text-indent="false"/>
    </style:style>
    <style:style style:name="P38" style:family="paragraph" style:parent-style-name="Text_20_body" style:list-style-name="L196">
      <style:paragraph-properties fo:margin-top="0in" fo:margin-bottom="0in" style:contextual-spacing="false"/>
      <style:text-properties officeooo:paragraph-rsid="001acdc5"/>
    </style:style>
    <style:style style:name="P39" style:family="paragraph" style:parent-style-name="Text_20_body" style:list-style-name="L196">
      <style:text-properties officeooo:paragraph-rsid="001acdc5"/>
    </style:style>
    <style:style style:name="P40" style:family="paragraph" style:parent-style-name="Text_20_body" style:list-style-name="L197">
      <style:paragraph-properties fo:margin-top="0in" fo:margin-bottom="0in" style:contextual-spacing="false"/>
    </style:style>
    <style:style style:name="P41" style:family="paragraph" style:parent-style-name="Text_20_body" style:list-style-name="L197">
      <style:text-properties officeooo:paragraph-rsid="0014d2f2"/>
    </style:style>
    <style:style style:name="P42" style:family="paragraph" style:parent-style-name="Text_20_body" style:list-style-name="L198"/>
    <style:style style:name="P43" style:family="paragraph" style:parent-style-name="Text_20_body" style:list-style-name="L198">
      <style:paragraph-properties fo:margin-top="0in" fo:margin-bottom="0in" style:contextual-spacing="false"/>
    </style:style>
    <style:style style:name="P44" style:family="paragraph" style:parent-style-name="Text_20_body" style:list-style-name="L198">
      <style:paragraph-properties fo:margin-left="0in" fo:margin-right="0in" fo:margin-top="0in" fo:margin-bottom="0in" style:contextual-spacing="false" fo:text-indent="0in" style:auto-text-indent="false"/>
    </style:style>
    <style:style style:name="P45" style:family="paragraph" style:parent-style-name="Text_20_body" style:list-style-name="L199"/>
    <style:style style:name="P46" style:family="paragraph" style:parent-style-name="Text_20_body" style:list-style-name="L199">
      <style:paragraph-properties fo:margin-top="0in" fo:margin-bottom="0in" style:contextual-spacing="false"/>
    </style:style>
    <style:style style:name="P47" style:family="paragraph" style:parent-style-name="Text_20_body" style:list-style-name="L202"/>
    <style:style style:name="P48" style:family="paragraph" style:parent-style-name="Text_20_body" style:list-style-name="L202">
      <style:paragraph-properties fo:margin-top="0in" fo:margin-bottom="0in" style:contextual-spacing="false"/>
    </style:style>
    <style:style style:name="P49" style:family="paragraph" style:parent-style-name="Text_20_body" style:list-style-name="L203">
      <style:paragraph-properties fo:margin-top="0in" fo:margin-bottom="0in" style:contextual-spacing="false"/>
    </style:style>
    <style:style style:name="P50" style:family="paragraph" style:parent-style-name="Text_20_body" style:list-style-name="L203">
      <style:paragraph-properties fo:margin-left="0in" fo:margin-right="0in" fo:margin-top="0in" fo:margin-bottom="0in" style:contextual-spacing="false" fo:text-indent="0in" style:auto-text-indent="false"/>
    </style:style>
    <style:style style:name="P51" style:family="paragraph" style:parent-style-name="Text_20_body" style:list-style-name="L203">
      <style:paragraph-properties fo:margin-left="0in" fo:margin-right="0in" fo:text-indent="0in" style:auto-text-indent="false"/>
    </style:style>
    <style:style style:name="P52" style:family="paragraph" style:parent-style-name="Text_20_body" style:list-style-name="L204">
      <style:paragraph-properties fo:margin-left="0in" fo:margin-right="0in" fo:margin-top="0in" fo:margin-bottom="0in" style:contextual-spacing="false" fo:text-indent="0in" style:auto-text-indent="false"/>
    </style:style>
    <style:style style:name="P53" style:family="paragraph" style:parent-style-name="Text_20_body" style:list-style-name="L204">
      <style:paragraph-properties fo:margin-left="0in" fo:margin-right="0in" fo:text-indent="0in" style:auto-text-indent="false"/>
    </style:style>
    <style:style style:name="P54" style:family="paragraph" style:parent-style-name="Text_20_body" style:list-style-name="L205"/>
    <style:style style:name="P55" style:family="paragraph" style:parent-style-name="Text_20_body" style:list-style-name="L205">
      <style:paragraph-properties fo:margin-top="0in" fo:margin-bottom="0in" style:contextual-spacing="false"/>
    </style:style>
    <style:style style:name="P56" style:family="paragraph" style:parent-style-name="Text_20_body" style:list-style-name="L205">
      <style:paragraph-properties fo:margin-left="0in" fo:margin-right="0in" fo:margin-top="0in" fo:margin-bottom="0in" style:contextual-spacing="false" fo:text-indent="0in" style:auto-text-indent="false"/>
    </style:style>
    <style:style style:name="P57" style:family="paragraph" style:parent-style-name="Text_20_body" style:list-style-name="L207"/>
    <style:style style:name="P58" style:family="paragraph" style:parent-style-name="Text_20_body" style:list-style-name="L207">
      <style:paragraph-properties fo:margin-left="0in" fo:margin-right="0in" fo:text-indent="0in" style:auto-text-indent="false"/>
    </style:style>
    <style:style style:name="P59" style:family="paragraph" style:parent-style-name="Text_20_body" style:list-style-name="L207">
      <style:paragraph-properties fo:margin-left="0in" fo:margin-right="0in" fo:margin-top="0in" fo:margin-bottom="0in" style:contextual-spacing="false" fo:text-indent="0in" style:auto-text-indent="false"/>
    </style:style>
    <style:style style:name="P60" style:family="paragraph" style:parent-style-name="Text_20_body" style:list-style-name="L208">
      <style:paragraph-properties fo:margin-left="0in" fo:margin-right="0in" fo:margin-top="0in" fo:margin-bottom="0in" style:contextual-spacing="false" fo:text-indent="0in" style:auto-text-indent="false"/>
    </style:style>
    <style:style style:name="P61" style:family="paragraph" style:parent-style-name="Text_20_body" style:list-style-name="L208">
      <style:paragraph-properties fo:margin-left="0in" fo:margin-right="0in" fo:text-indent="0in" style:auto-text-indent="false"/>
    </style:style>
    <style:style style:name="P62" style:family="paragraph" style:parent-style-name="Text_20_body" style:list-style-name="L209"/>
    <style:style style:name="P63" style:family="paragraph" style:parent-style-name="Text_20_body" style:list-style-name="L209">
      <style:paragraph-properties fo:margin-top="0in" fo:margin-bottom="0in" style:contextual-spacing="false"/>
    </style:style>
    <style:style style:name="P64" style:family="paragraph" style:parent-style-name="Text_20_body" style:list-style-name="L210"/>
    <style:style style:name="P65" style:family="paragraph" style:parent-style-name="Text_20_body" style:list-style-name="L210">
      <style:paragraph-properties fo:margin-top="0in" fo:margin-bottom="0in" style:contextual-spacing="false"/>
    </style:style>
    <style:style style:name="P66" style:family="paragraph" style:parent-style-name="Text_20_body" style:list-style-name="L210">
      <style:paragraph-properties fo:margin-left="0in" fo:margin-right="0in" fo:text-indent="0in" style:auto-text-indent="false"/>
    </style:style>
    <style:style style:name="P67" style:family="paragraph" style:parent-style-name="Text_20_body" style:list-style-name="L211"/>
    <style:style style:name="P68" style:family="paragraph" style:parent-style-name="Text_20_body" style:list-style-name="L211">
      <style:paragraph-properties fo:margin-top="0in" fo:margin-bottom="0in" style:contextual-spacing="false"/>
    </style:style>
    <style:style style:name="P69" style:family="paragraph" style:parent-style-name="Text_20_body" style:list-style-name="L211">
      <style:paragraph-properties fo:margin-left="0in" fo:margin-right="0in" fo:text-indent="0in" style:auto-text-indent="false"/>
    </style:style>
    <style:style style:name="P70" style:family="paragraph" style:parent-style-name="Text_20_body" style:list-style-name="L212">
      <style:paragraph-properties fo:margin-top="0in" fo:margin-bottom="0in" style:contextual-spacing="false"/>
    </style:style>
    <style:style style:name="P71" style:family="paragraph" style:parent-style-name="Text_20_body" style:list-style-name="L212">
      <style:text-properties officeooo:paragraph-rsid="0014d2f2"/>
    </style:style>
    <style:style style:name="P72" style:family="paragraph" style:parent-style-name="Text_20_body" style:list-style-name="L213"/>
    <style:style style:name="P73" style:family="paragraph" style:parent-style-name="Text_20_body" style:list-style-name="L213">
      <style:paragraph-properties fo:margin-top="0in" fo:margin-bottom="0in" style:contextual-spacing="false"/>
    </style:style>
    <style:style style:name="P74" style:family="paragraph" style:parent-style-name="Text_20_body" style:list-style-name="L214"/>
    <style:style style:name="P75" style:family="paragraph" style:parent-style-name="Text_20_body" style:list-style-name="L214">
      <style:paragraph-properties fo:margin-left="0in" fo:margin-right="0in" fo:margin-top="0in" fo:margin-bottom="0in" style:contextual-spacing="false" fo:text-indent="0in" style:auto-text-indent="false"/>
    </style:style>
    <style:style style:name="P76" style:family="paragraph" style:parent-style-name="Text_20_body" style:list-style-name="L215">
      <style:paragraph-properties fo:margin-top="0in" fo:margin-bottom="0in" style:contextual-spacing="false"/>
    </style:style>
    <style:style style:name="P77" style:family="paragraph" style:parent-style-name="Text_20_body" style:list-style-name="L215">
      <style:paragraph-properties fo:margin-left="0in" fo:margin-right="0in" fo:text-indent="0in" style:auto-text-indent="false"/>
    </style:style>
    <style:style style:name="P78" style:family="paragraph" style:parent-style-name="Text_20_body" style:list-style-name="L216"/>
    <style:style style:name="P79" style:family="paragraph" style:parent-style-name="Text_20_body" style:list-style-name="L216">
      <style:paragraph-properties fo:margin-top="0in" fo:margin-bottom="0in" style:contextual-spacing="false"/>
    </style:style>
    <style:style style:name="P80" style:family="paragraph" style:parent-style-name="Text_20_body" style:list-style-name="L216">
      <style:paragraph-properties fo:margin-left="0in" fo:margin-right="0in" fo:margin-top="0in" fo:margin-bottom="0in" style:contextual-spacing="false" fo:text-indent="0in" style:auto-text-indent="false"/>
    </style:style>
    <style:style style:name="P81" style:family="paragraph" style:parent-style-name="Text_20_body" style:list-style-name="L217"/>
    <style:style style:name="P82" style:family="paragraph" style:parent-style-name="Text_20_body" style:list-style-name="L217">
      <style:paragraph-properties fo:margin-top="0in" fo:margin-bottom="0in" style:contextual-spacing="false"/>
    </style:style>
    <style:style style:name="P83" style:family="paragraph" style:parent-style-name="Text_20_body" style:list-style-name="L218"/>
    <style:style style:name="P84" style:family="paragraph" style:parent-style-name="Text_20_body" style:list-style-name="L219"/>
    <style:style style:name="P85" style:family="paragraph" style:parent-style-name="Text_20_body" style:list-style-name="L219">
      <style:paragraph-properties fo:margin-top="0in" fo:margin-bottom="0in" style:contextual-spacing="false"/>
    </style:style>
    <style:style style:name="P86" style:family="paragraph" style:parent-style-name="Text_20_body" style:list-style-name="L220"/>
    <style:style style:name="P87" style:family="paragraph" style:parent-style-name="Text_20_body" style:list-style-name="L220">
      <style:paragraph-properties fo:margin-top="0in" fo:margin-bottom="0in" style:contextual-spacing="false"/>
    </style:style>
    <style:style style:name="P88" style:family="paragraph" style:parent-style-name="Text_20_body" style:list-style-name="L222"/>
    <style:style style:name="P89" style:family="paragraph" style:parent-style-name="Text_20_body" style:list-style-name="L222">
      <style:paragraph-properties fo:margin-left="0in" fo:margin-right="0in" fo:margin-top="0in" fo:margin-bottom="0in" style:contextual-spacing="false" fo:text-indent="0in" style:auto-text-indent="false"/>
    </style:style>
    <style:style style:name="P90" style:family="paragraph" style:parent-style-name="Text_20_body" style:list-style-name="L223"/>
    <style:style style:name="P91" style:family="paragraph" style:parent-style-name="Text_20_body" style:list-style-name="L223">
      <style:paragraph-properties fo:margin-top="0in" fo:margin-bottom="0in" style:contextual-spacing="false"/>
    </style:style>
    <style:style style:name="P92" style:family="paragraph" style:parent-style-name="Text_20_body" style:list-style-name="L223">
      <style:paragraph-properties fo:margin-left="0in" fo:margin-right="0in" fo:margin-top="0in" fo:margin-bottom="0in" style:contextual-spacing="false" fo:text-indent="0in" style:auto-text-indent="false"/>
    </style:style>
    <style:style style:name="P93" style:family="paragraph" style:parent-style-name="Text_20_body" style:list-style-name="L224"/>
    <style:style style:name="P94" style:family="paragraph" style:parent-style-name="Text_20_body" style:list-style-name="L224">
      <style:paragraph-properties fo:margin-top="0in" fo:margin-bottom="0in" style:contextual-spacing="false"/>
    </style:style>
    <style:style style:name="P95" style:family="paragraph" style:parent-style-name="Text_20_body" style:list-style-name="L224">
      <style:paragraph-properties fo:margin-left="0in" fo:margin-right="0in" fo:margin-top="0in" fo:margin-bottom="0in" style:contextual-spacing="false" fo:text-indent="0in" style:auto-text-indent="false"/>
    </style:style>
    <style:style style:name="P96" style:family="paragraph" style:parent-style-name="Text_20_body" style:list-style-name="L225"/>
    <style:style style:name="P97" style:family="paragraph" style:parent-style-name="Text_20_body" style:list-style-name="L225">
      <style:paragraph-properties fo:margin-top="0in" fo:margin-bottom="0in" style:contextual-spacing="false"/>
    </style:style>
    <style:style style:name="P98" style:family="paragraph" style:parent-style-name="Text_20_body" style:list-style-name="L227"/>
    <style:style style:name="P99" style:family="paragraph" style:parent-style-name="Text_20_body" style:list-style-name="L227">
      <style:paragraph-properties fo:margin-top="0in" fo:margin-bottom="0in" style:contextual-spacing="false"/>
    </style:style>
    <style:style style:name="P100" style:family="paragraph" style:parent-style-name="Text_20_body" style:list-style-name="L227">
      <style:paragraph-properties fo:margin-left="0in" fo:margin-right="0in" fo:margin-top="0in" fo:margin-bottom="0in" style:contextual-spacing="false" fo:text-indent="0in" style:auto-text-indent="false"/>
    </style:style>
    <style:style style:name="P101" style:family="paragraph" style:parent-style-name="Text_20_body" style:list-style-name="L228"/>
    <style:style style:name="P102" style:family="paragraph" style:parent-style-name="Text_20_body" style:list-style-name="L228">
      <style:paragraph-properties fo:margin-left="0in" fo:margin-right="0in" fo:margin-top="0in" fo:margin-bottom="0in" style:contextual-spacing="false" fo:text-indent="0in" style:auto-text-indent="false"/>
    </style:style>
    <style:style style:name="P103" style:family="paragraph" style:parent-style-name="Text_20_body" style:list-style-name="L229">
      <style:paragraph-properties fo:margin-left="0in" fo:margin-right="0in" fo:margin-top="0in" fo:margin-bottom="0in" style:contextual-spacing="false" fo:text-indent="0in" style:auto-text-indent="false"/>
    </style:style>
    <style:style style:name="P104" style:family="paragraph" style:parent-style-name="Text_20_body" style:list-style-name="L230"/>
    <style:style style:name="P105" style:family="paragraph" style:parent-style-name="Text_20_body" style:list-style-name="L230">
      <style:paragraph-properties fo:margin-top="0in" fo:margin-bottom="0in" style:contextual-spacing="false"/>
    </style:style>
    <style:style style:name="P106" style:family="paragraph" style:parent-style-name="Text_20_body" style:list-style-name="L230">
      <style:paragraph-properties fo:margin-top="0in" fo:margin-bottom="0in" style:contextual-spacing="false"/>
      <style:text-properties officeooo:paragraph-rsid="0016586a"/>
    </style:style>
    <style:style style:name="P107" style:family="paragraph" style:parent-style-name="Text_20_body">
      <style:text-properties fo:font-size="10pt" style:font-size-asian="10pt" style:font-size-complex="10pt"/>
    </style:style>
    <style:style style:name="P108" style:family="paragraph" style:parent-style-name="Text_20_body">
      <style:paragraph-properties fo:margin-left="0in" fo:margin-right="0in" fo:text-indent="0in" style:auto-text-indent="false"/>
      <style:text-properties fo:font-size="10pt" style:font-size-asian="10pt" style:font-size-complex="10pt"/>
    </style:style>
    <style:style style:name="P109" style:family="paragraph" style:parent-style-name="Text_20_body" style:list-style-name="L182">
      <style:paragraph-properties fo:margin-left="0in" fo:margin-right="0in" fo:margin-top="0in" fo:margin-bottom="0in" style:contextual-spacing="false" fo:text-indent="0in" style:auto-text-indent="false"/>
      <style:text-properties fo:font-size="10pt" style:font-size-asian="10pt" style:font-size-complex="10pt"/>
    </style:style>
    <style:style style:name="P110" style:family="paragraph" style:parent-style-name="Text_20_body" style:list-style-name="L182">
      <style:text-properties fo:font-size="10pt" style:font-size-asian="10pt" style:font-size-complex="10pt"/>
    </style:style>
    <style:style style:name="P111" style:family="paragraph" style:parent-style-name="Text_20_body" style:list-style-name="L189">
      <style:paragraph-properties fo:margin-left="0in" fo:margin-right="0in" fo:margin-top="0in" fo:margin-bottom="0in" style:contextual-spacing="false" fo:text-indent="0in" style:auto-text-indent="false"/>
      <style:text-properties fo:font-size="10pt" style:font-size-asian="10pt" style:font-size-complex="10pt"/>
    </style:style>
    <style:style style:name="P112" style:family="paragraph" style:parent-style-name="Text_20_body" style:list-style-name="L189">
      <style:paragraph-properties fo:margin-left="0in" fo:margin-right="0in" fo:text-indent="0in" style:auto-text-indent="false"/>
      <style:text-properties fo:font-size="10pt" style:font-size-asian="10pt" style:font-size-complex="10pt"/>
    </style:style>
    <style:style style:name="P113" style:family="paragraph" style:parent-style-name="Text_20_body" style:list-style-name="L207">
      <style:paragraph-properties fo:margin-left="0in" fo:margin-right="0in" fo:margin-top="0in" fo:margin-bottom="0in" style:contextual-spacing="false" fo:text-indent="0in" style:auto-text-indent="false"/>
      <style:text-properties fo:font-size="10pt" style:font-size-asian="10pt" style:font-size-complex="10pt"/>
    </style:style>
    <style:style style:name="P114" style:family="paragraph" style:parent-style-name="Text_20_body" style:list-style-name="L210">
      <style:paragraph-properties fo:margin-left="0in" fo:margin-right="0in" fo:text-indent="0in" style:auto-text-indent="false"/>
      <style:text-properties fo:font-size="10pt" style:font-size-asian="10pt" style:font-size-complex="10pt"/>
    </style:style>
    <style:style style:name="P115" style:family="paragraph" style:parent-style-name="Text_20_body" style:list-style-name="L211">
      <style:paragraph-properties fo:margin-left="0in" fo:margin-right="0in" fo:margin-top="0in" fo:margin-bottom="0in" style:contextual-spacing="false" fo:text-indent="0in" style:auto-text-indent="false"/>
      <style:text-properties fo:font-size="10pt" style:font-size-asian="10pt" style:font-size-complex="10pt"/>
    </style:style>
    <style:style style:name="P116" style:family="paragraph" style:parent-style-name="Text_20_body" style:list-style-name="L216">
      <style:paragraph-properties fo:margin-left="0in" fo:margin-right="0in" fo:text-indent="0in" style:auto-text-indent="false"/>
      <style:text-properties fo:font-size="10pt" style:font-size-asian="10pt" style:font-size-complex="10pt"/>
    </style:style>
    <style:style style:name="P117" style:family="paragraph" style:parent-style-name="Text_20_body" style:list-style-name="L217">
      <style:paragraph-properties fo:margin-top="0in" fo:margin-bottom="0in" style:contextual-spacing="false"/>
      <style:text-properties fo:font-size="10pt" style:font-size-asian="10pt" style:font-size-complex="10pt"/>
    </style:style>
    <style:style style:name="P118" style:family="paragraph" style:parent-style-name="Text_20_body" style:list-style-name="L217">
      <style:paragraph-properties fo:margin-left="0in" fo:margin-right="0in" fo:margin-top="0in" fo:margin-bottom="0in" style:contextual-spacing="false" fo:text-indent="0in" style:auto-text-indent="false"/>
      <style:text-properties fo:font-size="10pt" style:font-size-asian="10pt" style:font-size-complex="10pt"/>
    </style:style>
    <style:style style:name="P119" style:family="paragraph" style:parent-style-name="Text_20_body" style:list-style-name="L218">
      <style:paragraph-properties fo:margin-left="0in" fo:margin-right="0in" fo:margin-top="0in" fo:margin-bottom="0in" style:contextual-spacing="false" fo:text-indent="0in" style:auto-text-indent="false"/>
      <style:text-properties fo:font-size="10pt" style:font-size-asian="10pt" style:font-size-complex="10pt"/>
    </style:style>
    <style:style style:name="P120" style:family="paragraph" style:parent-style-name="Text_20_body" style:list-style-name="L218">
      <style:paragraph-properties fo:margin-left="0in" fo:margin-right="0in" fo:text-indent="0in" style:auto-text-indent="false"/>
      <style:text-properties fo:font-size="10pt" style:font-size-asian="10pt" style:font-size-complex="10pt"/>
    </style:style>
    <style:style style:name="P121" style:family="paragraph" style:parent-style-name="Text_20_body" style:list-style-name="L228">
      <style:paragraph-properties fo:margin-left="0in" fo:margin-right="0in" fo:margin-top="0in" fo:margin-bottom="0in" style:contextual-spacing="false" fo:text-indent="0in" style:auto-text-indent="false"/>
      <style:text-properties fo:font-size="10pt" style:font-size-asian="10pt" style:font-size-complex="10pt"/>
    </style:style>
    <style:style style:name="P122" style:family="paragraph" style:parent-style-name="Text_20_body" style:list-style-name="L229">
      <style:paragraph-properties fo:margin-left="0in" fo:margin-right="0in" fo:margin-top="0in" fo:margin-bottom="0in" style:contextual-spacing="false" fo:text-indent="0in" style:auto-text-indent="false"/>
      <style:text-properties fo:font-size="10pt" style:font-size-asian="10pt" style:font-size-complex="10pt"/>
    </style:style>
    <style:style style:name="P123" style:family="paragraph" style:parent-style-name="Text_20_body" style:list-style-name="L229">
      <style:text-properties fo:font-size="10pt" style:font-size-asian="10pt" style:font-size-complex="10pt"/>
    </style:style>
    <style:style style:name="P124" style:family="paragraph" style:parent-style-name="Text_20_body" style:list-style-name="L230">
      <style:paragraph-properties fo:margin-top="0in" fo:margin-bottom="0in" style:contextual-spacing="false"/>
      <style:text-properties fo:font-size="10pt" style:font-size-asian="10pt" style:font-size-complex="10pt"/>
    </style:style>
    <style:style style:name="P125" style:family="paragraph" style:parent-style-name="Text_20_body">
      <style:paragraph-properties fo:margin-left="0in" fo:margin-right="0in" fo:text-indent="0in" style:auto-text-indent="false"/>
      <style:text-properties officeooo:paragraph-rsid="0014d2f2"/>
    </style:style>
    <style:style style:name="P126" style:family="paragraph" style:parent-style-name="Text_20_body">
      <style:text-properties officeooo:paragraph-rsid="0016586a"/>
    </style:style>
    <style:style style:name="P127" style:family="paragraph" style:parent-style-name="Text_20_body">
      <style:paragraph-properties fo:margin-left="0in" fo:margin-right="0in" fo:text-indent="0in" style:auto-text-indent="false"/>
      <style:text-properties officeooo:paragraph-rsid="0016586a"/>
    </style:style>
    <style:style style:name="P128" style:family="paragraph" style:parent-style-name="Text_20_body" style:list-style-name="L233">
      <style:paragraph-properties fo:margin-top="0in" fo:margin-bottom="0in" style:contextual-spacing="false"/>
      <style:text-properties officeooo:paragraph-rsid="001acdc5"/>
    </style:style>
    <style:style style:name="P129" style:family="paragraph" style:parent-style-name="Text_20_body">
      <style:text-properties officeooo:paragraph-rsid="001acdc5"/>
    </style:style>
    <style:style style:name="P130" style:family="paragraph" style:parent-style-name="Text_20_body">
      <style:paragraph-properties fo:margin-left="0in" fo:margin-right="0in" fo:text-indent="0in" style:auto-text-indent="false"/>
      <style:text-properties officeooo:paragraph-rsid="001b2b60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17e10a" style:font-size-asian="10pt" style:font-size-complex="10pt"/>
    </style:style>
    <style:style style:name="T3" style:family="text">
      <style:text-properties fo:font-size="10pt" officeooo:rsid="001acdc5" style:font-size-asian="10pt" style:font-size-complex="10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3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3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3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3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3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3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3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3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3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3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4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4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4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4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4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4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6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6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7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7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7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8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8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9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9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9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9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9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0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0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3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Emphasis"><text:span text:style-name="T3">Manifold topology in new framework</text:span></text:span></text:p>
      <text:h text:style-name="P4" text:outline-level="3"><text:a xlink:type="simple" xlink:href="https://zenodo.org/search?q=metadata.creators.person_or_org.name%3A%22Doina%20Martin%22&amp;l=list&amp;p=1&amp;s=10&amp;sort=bestmatch" text:style-name="Internet_20_link" text:visited-style-name="Visited_20_Internet_20_Link"><text:span text:style-name="Strong_20_Emphasis"><text:span text:style-name="T1">The Collatz-Octave Framework</text:span></text:span></text:a></text:h>
      <text:p text:style-name="P129"><text:span text:style-name="T1">To mathematically describe this energy-field structure, we adopt the </text:span><text:span text:style-name="Strong_20_Emphasis"><text:span text:style-name="T1">Collatz-Octave framework</text:span></text:span><text:span text:style-name="T1">, which builds on the well-known </text:span><text:span text:style-name="Strong_20_Emphasis"><text:span text:style-name="T1">Collatz conjecture</text:span></text:span><text:span text:style-name="T1"> but integrates it into an </text:span><text:span text:style-name="Strong_20_Emphasis"><text:span text:style-name="T1">octave-based harmonic number system</text:span></text:span><text:span text:style-name="T1">. The core principles are:</text:span></text:p>
      <text:list text:style-name="L196">
        <text:list-header>
          <text:p text:style-name="P38"><text:span text:style-name="Strong_20_Emphasis"><text:span text:style-name="T1">The universe follows a hierarchical scaling structure</text:span></text:span><text:span text:style-name="T1">, where numbers in different octaves (e.g., 2-9, 10-81, etc.) retain </text:span><text:span text:style-name="Strong_20_Emphasis"><text:span text:style-name="T1">self-similar properties</text:span></text:span><text:span text:style-name="T1">.</text:span></text:p>
          <text:p text:style-name="P38"><text:span text:style-name="Strong_20_Emphasis"><text:span text:style-name="T1">Numbers are grouped into energy roles</text:span></text:span><text:span text:style-name="T1">:</text:span></text:p>
          <text:list>
            <text:list-header>
              <text:p text:style-name="P38"><text:span text:style-name="Strong_20_Emphasis"><text:span text:style-name="T1">Odd numbers (3,5,7,9) represent inward energy compression</text:span></text:span><text:span text:style-name="T1">.</text:span></text:p>
              <text:p text:style-name="P38"><text:span text:style-name="Strong_20_Emphasis"><text:span text:style-name="T1">Even numbers (2,4,6,8) represent outward energy expansion</text:span></text:span><text:span text:style-name="T1">.</text:span></text:p>
            </text:list-header>
          </text:list>
          <text:p text:style-name="P38"><text:span text:style-name="Strong_20_Emphasis"><text:span text:style-name="T1">The Collatz reduction process naturally organizes energy flow</text:span></text:span><text:span text:style-name="T1">, where all numbers eventually cycle into a stable attractor:</text:span></text:p>
          <text:list text:continue-numbering="true">
            <text:list-header>
              <text:p text:style-name="P38"><text:span text:style-name="T1">The </text:span><text:span text:style-name="Strong_20_Emphasis"><text:span text:style-name="T1">4 → 2 → 1 loop</text:span></text:span><text:span text:style-name="T1"> represents the </text:span><text:span text:style-name="Strong_20_Emphasis"><text:span text:style-name="T1">fundamental energy stabilization cycle</text:span></text:span><text:span text:style-name="T1">.</text:span></text:p>
            </text:list-header>
          </text:list>
          <text:p text:style-name="P38"><text:span text:style-name="Strong_20_Emphasis"><text:span text:style-name="T1">Octave Jumps &amp; Harmonic Structure</text:span></text:span><text:span text:style-name="T1">:</text:span></text:p>
          <text:list text:continue-numbering="true">
            <text:list-header>
              <text:p text:style-name="P38"><text:span text:style-name="T1">When a number completes its cycle, it </text:span><text:span text:style-name="Strong_20_Emphasis"><text:span text:style-name="T1">jumps into the next octave</text:span></text:span><text:span text:style-name="T1">, similar to how energy scales in a harmonic wave system.</text:span></text:p>
              <text:p text:style-name="P39"><text:span text:style-name="T1">The numerical reductions (e.g., 10 → 1, 11 → 2, etc.) maintain self-similarity across scales, reinforcing the </text:span><text:span text:style-name="Strong_20_Emphasis"><text:span text:style-name="T1">fractal-like structure of oscillatory reality</text:span></text:span><text:span text:style-name="T1">.</text:span></text:p>
            </text:list-header>
          </text:list>
        </text:list-header>
      </text:list>
      <text:p text:style-name="P129"><text:span text:style-name="T1">This framework provides a </text:span><text:span text:style-name="Strong_20_Emphasis"><text:span text:style-name="T1">new mathematical structure for understanding wave interactions</text:span></text:span><text:span text:style-name="T1">, making it a powerful tool for analyzing emergent phenomena in </text:span><text:span text:style-name="Strong_20_Emphasis"><text:span text:style-name="T1">modular number theory, wave physics, and energy field dynamics</text:span></text:span><text:span text:style-name="T1">.</text:span></text:p>
      <text:h text:style-name="P4" text:outline-level="3"><text:span text:style-name="Strong_20_Emphasis"><text:span text:style-name="T1">Why Mod-3 Periodicity Matters in This Framework</text:span></text:span></text:h>
      <text:p text:style-name="P129"><text:span text:style-name="T1">Most periodicity in classical topology follows </text:span><text:span text:style-name="Strong_20_Emphasis"><text:span text:style-name="T1">powers of 2</text:span></text:span><text:span text:style-name="T1"> (e.g., mod-8 Bott periodicity, mod-4 Pontryagin numbers). However, the </text:span><text:span text:style-name="Strong_20_Emphasis"><text:span text:style-name="T1">Collatz-Octave framework naturally encodes mod-3 periodicity</text:span></text:span><text:span text:style-name="T1"> through harmonic scaling and recursive wave interactions. This suggests that:</text:span></text:p>
      <text:list text:style-name="L233">
        <text:list-header>
          <text:p text:style-name="P128"><text:span text:style-name="Strong_20_Emphasis"><text:span text:style-name="T1">A new class of manifolds could exist, structured by mod-3 periodicity rather than mod-2 structures.</text:span></text:span></text:p>
        </text:list-header>
      </text:list>
      <text:list text:style-name="L197">
        <text:list-header>
          <text:p text:style-name="P40"><text:span text:style-name="Strong_20_Emphasis"><text:span text:style-name="T1">Odd-periodicity may be a fundamental principle in wave-based systems</text:span></text:span><text:span text:style-name="T1">, governing how standing waves interact.</text:span></text:p>
          <text:p text:style-name="P41"><text:span text:style-name="Strong_20_Emphasis"><text:span text:style-name="T1">The recursive energy jumps in the Collatz-Octave framework provide a direct connection between number theory and differential topology</text:span></text:span><text:span text:style-name="T1">, allowing us to construct a new type of </text:span><text:span text:style-name="Strong_20_Emphasis"><text:span text:style-name="T1">oscillatory differentiable manifold</text:span></text:span><text:span text:style-name="T1">.</text:span></text:p>
          <text:p text:style-name="P41"><text:span text:style-name="Strong_20_Emphasis"><text:span text:style-name="T1">Explicit Construction of a Mod-3 Periodic Differential Invariant</text:span></text:span></text:p>
        </text:list-header>
      </text:list>
      <text:p text:style-name="Text_20_body"><text:span text:style-name="T1">To define a </text:span><text:span text:style-name="Strong_20_Emphasis"><text:span text:style-name="T1">mod-3 periodic differential invariant</text:span></text:span><text:span text:style-name="T1">, we construct a topological structure whose properties remain </text:span><text:span text:style-name="Strong_20_Emphasis"><text:span text:style-name="T1">invariant under mod-3 transformations</text:span></text:span><text:span text:style-name="T1">. In classical differential topology, characteristic classes such as </text:span><text:span text:style-name="Strong_20_Emphasis"><text:span text:style-name="T1">Pontryagin, Euler, and Chern classes</text:span></text:span><text:span text:style-name="T1"> often exhibit mod-2 or mod-4 periodicity. Our goal is to define an </text:span><text:span text:style-name="Strong_20_Emphasis"><text:span text:style-name="T1">invariant that explicitly respects mod-3 periodicity</text:span></text:span><text:span text:style-name="T1">, fitting within the </text:span><text:span text:style-name="Strong_20_Emphasis"><text:span text:style-name="T1">Collatz-Octave framework</text:span></text:span><text:span text:style-name="T1"> and oscillatory field theory.</text:span></text:p>
      <text:h text:style-name="Heading_20_2" text:outline-level="2"><text:span text:style-name="Strong_20_Emphasis"><text:span text:style-name="T1"><text:s/>Mod-3 Periodicity in a Differential Geometric Setting</text:span></text:span></text:h>
      <text:p text:style-name="P10"><text:span text:style-name="T1">Let Mn be a smooth differentiable manifold of dimension n. In classical differential topology, characteristic classes are obtained from the </text:span><text:span text:style-name="Strong_20_Emphasis"><text:span text:style-name="T1">curvature tensor</text:span></text:span><text:span text:style-name="T1"> of a given vector bundle over Mn. Instead of using the </text:span><text:span text:style-name="Strong_20_Emphasis"><text:span text:style-name="T1">Stiefel-Whitney or Pontryagin classes (which follow mod-2 or mod-4 periodicity)</text:span></text:span><text:span text:style-name="T1">, we aim to construct an invariant I(M) such that:</text:span></text:p>
      <text:p text:style-name="P108">I(M)≡I(M)mod3</text:p>
      <text:p text:style-name="Text_20_body"><text:span text:style-name="T1">remains unchanged under a </text:span><text:span text:style-name="Strong_20_Emphasis"><text:span text:style-name="T1">mod-3 periodic structure</text:span></text:span><text:span text:style-name="T1">.</text:span></text:p>
      <text:p text:style-name="Text_20_body"><text:span text:style-name="T1">To do this, we define a </text:span><text:span text:style-name="Strong_20_Emphasis"><text:span text:style-name="T1">mod-3 periodic differential structure</text:span></text:span><text:span text:style-name="T1"> using the </text:span><text:span text:style-name="Strong_20_Emphasis"><text:span text:style-name="T1">third exterior power of the tangent bundle</text:span></text:span><text:span text:style-name="T1">:</text:span></text:p>
      <text:p text:style-name="P108">Λ3(TM)→M</text:p>
      <text:p text:style-name="Text_20_body"><text:span text:style-name="T1">where the differential form structure exhibits </text:span><text:span text:style-name="Strong_20_Emphasis"><text:span text:style-name="T1">ternary cyclic behavior</text:span></text:span><text:span text:style-name="T1">.</text:span></text:p>
      <text:h text:style-name="Heading_20_2" text:outline-level="2"><text:soft-page-break/><text:span text:style-name="Strong_20_Emphasis"><text:span text:style-name="T1"><text:s/>Definition of the Mod-3 Oscillatory Invariant</text:span></text:span></text:h>
      <text:p text:style-name="P10"><text:span text:style-name="T1">We define a new mod-3 differential characteristic class, </text:span><text:span text:style-name="Strong_20_Emphasis"><text:span text:style-name="T1">denoted Ω3​(M)</text:span></text:span><text:span text:style-name="T1">, based on an integration over a mod-3 structured curvature form. Consider a </text:span><text:span text:style-name="Strong_20_Emphasis"><text:span text:style-name="T1">Riemannian metric</text:span></text:span><text:span text:style-name="T1"> on M and the associated </text:span><text:span text:style-name="Strong_20_Emphasis"><text:span text:style-name="T1">curvature 2-form</text:span></text:span><text:span text:style-name="T1"> Ω given by:</text:span></text:p>
      <text:p text:style-name="P108">Ω=dω+ω∧ω</text:p>
      <text:p text:style-name="P10"><text:span text:style-name="T1">where ω is the </text:span><text:span text:style-name="Strong_20_Emphasis"><text:span text:style-name="T1">connection 1-form</text:span></text:span><text:span text:style-name="T1">. Instead of using the usual </text:span><text:span text:style-name="Strong_20_Emphasis"><text:span text:style-name="T1">trace operation</text:span></text:span><text:span text:style-name="T1"> (which produces Pontryagin classes), we define a new </text:span><text:span text:style-name="Strong_20_Emphasis"><text:span text:style-name="T1">mod-3 curvature invariant</text:span></text:span><text:span text:style-name="T1">:</text:span></text:p>
      <text:p text:style-name="P108">Ω3​(M)=∫M​Tr(Ω3)</text:p>
      <text:p text:style-name="Text_20_body"><text:span text:style-name="T1">which computes the integral of the </text:span><text:span text:style-name="Strong_20_Emphasis"><text:span text:style-name="T1">third power of the curvature form</text:span></text:span><text:span text:style-name="T1"> over the entire manifold. The key property is that:</text:span></text:p>
      <text:list text:style-name="L198">
        <text:list-header>
          <text:p text:style-name="P43"><text:span text:style-name="Strong_20_Emphasis"><text:span text:style-name="T1">Under mod-3 periodic coordinate transformations</text:span></text:span><text:span text:style-name="T1">, this invariant remains unchanged.</text:span></text:p>
          <text:p text:style-name="P44"><text:span text:style-name="Strong_20_Emphasis"><text:span text:style-name="T1">Unlike Pontryagin numbers (mod-4) or Euler characteristics (mod-2), this invariant is well-defined only when n is divisible by 3</text:span></text:span><text:span text:style-name="T1">.</text:span></text:p>
          <text:p text:style-name="P42"><text:span text:style-name="T1">The integral cycles between three values, forming a </text:span><text:span text:style-name="Strong_20_Emphasis"><text:span text:style-name="T1">ternary periodic topological quantity</text:span></text:span><text:span text:style-name="T1">.</text:span></text:p>
        </text:list-header>
      </text:list>
      <text:p text:style-name="Text_20_body"><text:span text:style-name="T1">Thus, we have constructed an </text:span><text:span text:style-name="Strong_20_Emphasis"><text:span text:style-name="T1">explicit mod-3 periodic differential invariant</text:span></text:span><text:span text:style-name="T1">.</text:span></text:p>
      <text:h text:style-name="Heading_20_2" text:outline-level="2"><text:span text:style-name="Strong_20_Emphasis"><text:span text:style-name="T1">Mod-3 Invariant and Collatz-Octave Framework</text:span></text:span></text:h>
      <text:p text:style-name="P10"><text:span text:style-name="T1">In the </text:span><text:span text:style-name="Strong_20_Emphasis"><text:span text:style-name="T1">Collatz-Octave framework</text:span></text:span><text:span text:style-name="T1">, the numbers </text:span><text:span text:style-name="Strong_20_Emphasis"><text:span text:style-name="T1">3, 6, 9</text:span></text:span><text:span text:style-name="T1"> define </text:span><text:span text:style-name="Strong_20_Emphasis"><text:span text:style-name="T1">harmonic oscillatory compression points</text:span></text:span><text:span text:style-name="T1"> in the field. The mod-3 invariant Ω3​(M) can be interpreted as:</text:span></text:p>
      <text:list text:style-name="L199">
        <text:list-header>
          <text:p text:style-name="P46"><text:span text:style-name="T1">The </text:span><text:span text:style-name="Strong_20_Emphasis"><text:span text:style-name="T1">curvature accumulation over one harmonic cycle</text:span></text:span><text:span text:style-name="T1"> in the oscillatory field.</text:span></text:p>
          <text:p text:style-name="P45"><text:span text:style-name="T1">A </text:span><text:span text:style-name="Strong_20_Emphasis"><text:span text:style-name="T1">topological invariant describing how a wave-based manifold behaves under mod-3 periodic energy compression</text:span></text:span><text:span text:style-name="T1">.</text:span></text:p>
        </text:list-header>
      </text:list>
      <text:p text:style-name="Text_20_body"><text:span text:style-name="T1">This suggests that </text:span><text:span text:style-name="Strong_20_Emphasis"><text:span text:style-name="T1">mod-3 harmonic manifolds exist</text:span></text:span><text:span text:style-name="T1">, characterized by this new differential invariant.</text:span></text:p>
      <text:p text:style-name="Text_20_body"><text:span text:style-name="T1">We propose the following </text:span><text:span text:style-name="Strong_20_Emphasis"><text:span text:style-name="T1">conjecture</text:span></text:span><text:span text:style-name="T1">:</text:span></text:p>
      <text:p text:style-name="P6">There exists a class of differentiable manifolds Mn where the characteristic classes exhibit mod-3 periodicity. These manifolds have a well-defined mod-3 curvature invariant given by:</text:p>
      <text:p text:style-name="P6">Ω3​(M)=∫M​Tr(Ω3)</text:p>
      <text:p text:style-name="P8"><text:span text:style-name="T1">and exhibit recursive harmonic structures, aligning with the Collatz-Octave framework.</text:span></text:p>
      <text:p text:style-name="P8"><text:span text:style-name="Strong_20_Emphasis"><text:span text:style-name="T1">Behavior of Orthogonal Groups O(n) and Spheres Sn in the Collatz-Octave Framework</text:span></text:span></text:p>
      <text:p text:style-name="P130"><text:span text:style-name="T1">In classical differential topology, the properties of </text:span><text:span text:style-name="Strong_20_Emphasis"><text:span text:style-name="T1">orthogonal groups O(n) and spheres Sn</text:span></text:span><text:span text:style-name="T1"> depend significantly on whether </text:span><text:span text:style-name="Strong_20_Emphasis"><text:span text:style-name="T1">n is even or odd</text:span></text:span><text:span text:style-name="T1">. This distinction influences </text:span><text:span text:style-name="Strong_20_Emphasis"><text:span text:style-name="T1">symmetry, curvature, and fundamental group structures</text:span></text:span><text:span text:style-name="T1">. However, in the </text:span><text:span text:style-name="Strong_20_Emphasis"><text:span text:style-name="T1">Collatz-Octave framework</text:span></text:span><text:span text:style-name="T1">, we reinterpret this </text:span><text:span text:style-name="Strong_20_Emphasis"><text:span text:style-name="T1">even-odd dichotomy</text:span></text:span><text:span text:style-name="T1"> as a direct consequence of </text:span><text:span text:style-name="Strong_20_Emphasis"><text:span text:style-name="T1">wave oscillation compression-expansion cycles</text:span></text:span><text:span text:style-name="T1">, mapped onto the </text:span><text:span text:style-name="Strong_20_Emphasis"><text:span text:style-name="T1">octave structure1. </text:span></text:span></text:p>
      <text:p text:style-name="P130"><text:span text:style-name="Strong_20_Emphasis"><text:span text:style-name="T1"><text:s/>Even vs. Odd Dimensions in O(n) and Sn</text:span></text:span></text:p>
      <text:p text:style-name="P125"><text:span text:style-name="Strong_20_Emphasis"><text:span text:style-name="T1"><text:s/>Interpretation in the Collatz-Octave Framework</text:span></text:span></text:p>
      <text:p text:style-name="Text_20_body"><text:span text:style-name="T1">In the </text:span><text:span text:style-name="Strong_20_Emphasis"><text:span text:style-name="T1">Collatz-Octave model</text:span></text:span><text:span text:style-name="T1">, numbers are structured within </text:span><text:span text:style-name="Strong_20_Emphasis"><text:span text:style-name="T1">octave cycles</text:span></text:span><text:span text:style-name="T1"> where:</text:span></text:p>
      <text:list text:style-name="L202">
        <text:list-header>
          <text:p text:style-name="P48"><text:span text:style-name="Strong_20_Emphasis"><text:span text:style-name="T1">Odd numbers (3,5,7,9) represent inward energy compression.</text:span></text:span></text:p>
          <text:p text:style-name="P48"><text:span text:style-name="Strong_20_Emphasis"><text:span text:style-name="T1">Even numbers (2,4,6,8) represent outward energy expansion.</text:span></text:span></text:p>
          <text:p text:style-name="P47"><text:span text:style-name="T1">The </text:span><text:span text:style-name="Strong_20_Emphasis"><text:span text:style-name="T1">4 → 2 → 1 loop serves as an attractor, defining stability cycles</text:span></text:span><text:span text:style-name="T1">.</text:span></text:p>
        </text:list-header>
      </text:list>
      <text:p text:style-name="P10"><text:span text:style-name="T1">This naturally maps onto the structure of </text:span><text:span text:style-name="Strong_20_Emphasis"><text:span text:style-name="T1">O(n) and Sn</text:span></text:span><text:span text:style-name="T1">:</text:span></text:p>
      <text:h text:style-name="P2" text:outline-level="3"><text:soft-page-break/><text:span text:style-name="Strong_20_Emphasis"><text:span text:style-name="T1">(A) Octave Harmonic Structure and O(n)</text:span></text:span></text:h>
      <text:list text:style-name="L203">
        <text:list-header>
          <text:p text:style-name="P49"><text:span text:style-name="T1">The </text:span><text:span text:style-name="Strong_20_Emphasis"><text:span text:style-name="T1">oscillatory nature of even vs. odd dimensions</text:span></text:span><text:span text:style-name="T1"> in orthogonal groups aligns with </text:span><text:span text:style-name="Strong_20_Emphasis"><text:span text:style-name="T1">harmonic number behavior</text:span></text:span><text:span text:style-name="T1">:</text:span></text:p>
          <text:list>
            <text:list-header>
              <text:p text:style-name="P50"><text:span text:style-name="Strong_20_Emphasis"><text:span text:style-name="T1">Even n:</text:span></text:span><text:span text:style-name="T1"> Energy modes split into </text:span><text:span text:style-name="Strong_20_Emphasis"><text:span text:style-name="T1">pairs</text:span></text:span><text:span text:style-name="T1">, forming </text:span><text:span text:style-name="Strong_20_Emphasis"><text:span text:style-name="T1">resonant symmetries</text:span></text:span><text:span text:style-name="T1"> (analogous to O(n)→SO(n)×Z2​).</text:span></text:p>
              <text:p text:style-name="P51"><text:span text:style-name="Strong_20_Emphasis"><text:span text:style-name="T1">Odd n:</text:span></text:span><text:span text:style-name="T1"> The lack of even pairing results in </text:span><text:span text:style-name="Strong_20_Emphasis"><text:span text:style-name="T1">wave compression behavior</text:span></text:span><text:span text:style-name="T1">, creating asymmetry in the rotational group.</text:span></text:p>
            </text:list-header>
          </text:list>
        </text:list-header>
      </text:list>
      <text:p text:style-name="P10"><text:span text:style-name="T1">Thus, the even-odd behavior of O(n) corresponds to </text:span><text:span text:style-name="Strong_20_Emphasis"><text:span text:style-name="T1">harmonic even-odd oscillations in the Collatz-Octave structure</text:span></text:span><text:span text:style-name="T1">.</text:span></text:p>
      <text:h text:style-name="P2" text:outline-level="3"><text:span text:style-name="Strong_20_Emphasis"><text:span text:style-name="T1">(B) Spheres Sn and the 4-2-1 Cycle</text:span></text:span></text:h>
      <text:list text:style-name="L204">
        <text:list-header>
          <text:p text:style-name="P52"><text:span text:style-name="T1">Odd-dimensional spheres (</text:span><text:span text:style-name="Strong_20_Emphasis"><text:span text:style-name="T1">harmonically neutral, χ=0</text:span></text:span><text:span text:style-name="T1">) correspond to </text:span><text:span text:style-name="Strong_20_Emphasis"><text:span text:style-name="T1">odd-number inward compression states</text:span></text:span><text:span text:style-name="T1">.</text:span></text:p>
          <text:p text:style-name="P53"><text:span text:style-name="T1">Even-dimensional spheres (</text:span><text:span text:style-name="Strong_20_Emphasis"><text:span text:style-name="T1">χ=2, distinct topology</text:span></text:span><text:span text:style-name="T1">) correspond to </text:span><text:span text:style-name="Strong_20_Emphasis"><text:span text:style-name="T1">even-number outward energy expansion</text:span></text:span><text:span text:style-name="T1">.</text:span></text:p>
        </text:list-header>
      </text:list>
      <text:p text:style-name="Text_20_body"><text:span text:style-name="T1">Since </text:span><text:span text:style-name="Strong_20_Emphasis"><text:span text:style-name="T1">all numbers eventually collapse into the 4-2-1 cycle</text:span></text:span><text:span text:style-name="T1">, the behavior of spheres can be linked to </text:span><text:span text:style-name="Strong_20_Emphasis"><text:span text:style-name="T1">stabilization points</text:span></text:span><text:span text:style-name="T1"> in the oscillatory field.</text:span></text:p>
      <text:h text:style-name="P1" text:outline-level="2"><text:span text:style-name="Strong_20_Emphasis"><text:span text:style-name="T1"><text:s/>We see: Octave and Collatz as a Unifying Structure for O(n) and Sn</text:span></text:span></text:h>
      <text:list text:style-name="L205">
        <text:list-header>
          <text:p text:style-name="P56"><text:span text:style-name="T1">The </text:span><text:span text:style-name="Strong_20_Emphasis"><text:span text:style-name="T1">alternating behavior of O(n) and Sn</text:span></text:span><text:span text:style-name="T1"> emerges naturally from </text:span><text:span text:style-name="Strong_20_Emphasis"><text:span text:style-name="T1">harmonic scaling in the Collatz-Octave model</text:span></text:span><text:span text:style-name="T1">.</text:span></text:p>
          <text:p text:style-name="P55"><text:span text:style-name="Strong_20_Emphasis"><text:span text:style-name="T1">Odd-dimensional structures behave as energy compression points (harmonically neutral), while even-dimensional ones follow wave expansion cycles</text:span></text:span><text:span text:style-name="T1">.</text:span></text:p>
          <text:p text:style-name="P54"><text:span text:style-name="T1">The </text:span><text:span text:style-name="Strong_20_Emphasis"><text:span text:style-name="T1">4-2-1 cycle serves as an energy attractor</text:span></text:span><text:span text:style-name="T1">, ensuring that all structures eventually stabilize into repeating octave-based states.</text:span></text:p>
        </text:list-header>
      </text:list>
      <text:p text:style-name="Text_20_body"><text:span text:style-name="T1">Thus, rather than treating even and odd dimensions separately, the </text:span><text:span text:style-name="Strong_20_Emphasis"><text:span text:style-name="T1">Collatz-Octave framework provides a unified oscillatory structure</text:span></text:span><text:span text:style-name="T1"> for understanding how </text:span><text:span text:style-name="Strong_20_Emphasis"><text:span text:style-name="T1">topological groups and manifolds behave in different dimensions</text:span></text:span><text:span text:style-name="T1">.</text:span></text:p>
      <text:h text:style-name="P2" text:outline-level="3"><text:span text:style-name="Strong_20_Emphasis"><text:span text:style-name="T1">Formal Mathematical Statement: Mod-3 Periodicity, Orthogonal Groups O(n), and Spheres Sn in the Collatz-Octave Framework</text:span></text:span></text:h>
      <text:p text:style-name="P10"><text:span text:style-name="T1">We now construct a </text:span><text:span text:style-name="Strong_20_Emphasis"><text:span text:style-name="T1">rigorous mathematical formulation</text:span></text:span><text:span text:style-name="T1"> connecting the </text:span><text:span text:style-name="Strong_20_Emphasis"><text:span text:style-name="T1">Collatz-Octave framework</text:span></text:span><text:span text:style-name="T1"> to the alternating behavior of </text:span><text:span text:style-name="Strong_20_Emphasis"><text:span text:style-name="T1">orthogonal groups O(n) and spheres Sn when n is even vs. odd</text:span></text:span><text:span text:style-name="T1">.</text:span></text:p>
      <text:h text:style-name="Heading_20_2" text:outline-level="2"><text:span text:style-name="Strong_20_Emphasis"><text:span text:style-name="T1"><text:s/>Background: Even vs. Odd Dimensional Structures in Group Theory</text:span></text:span></text:h>
      <text:list text:style-name="L207">
        <text:list-header>
          <text:p text:style-name="P58"><text:span text:style-name="Strong_20_Emphasis"><text:span text:style-name="T1">Orthogonal Groups O(n):</text:span></text:span></text:p>
          <text:list>
            <text:list-header>
              <text:p text:style-name="P59"><text:span text:style-name="T1">The group of all </text:span><text:span text:style-name="Strong_20_Emphasis"><text:span text:style-name="T1">linear isometries</text:span></text:span><text:span text:style-name="T1"> of Rn, denoted O(n), consists of rotations and reflections.</text:span></text:p>
              <text:p text:style-name="P59"><text:span text:style-name="T1">It contains the </text:span><text:span text:style-name="Strong_20_Emphasis"><text:span text:style-name="T1">special orthogonal group</text:span></text:span><text:span text:style-name="T1"> SO(n), consisting of orientation-preserving rotations: O(n)=SO(n)×Z2​ for even n, but behaves differently when n is odd due to </text:span><text:span text:style-name="Strong_20_Emphasis"><text:span text:style-name="T1">wave compression effects</text:span></text:span><text:span text:style-name="T1"> in the Collatz-Octave framework.</text:span></text:p>
            </text:list-header>
          </text:list>
          <text:p text:style-name="P58"><text:span text:style-name="Strong_20_Emphasis"><text:span text:style-name="T1">Spheres Sn:</text:span></text:span></text:p>
          <text:list text:continue-numbering="true">
            <text:list-header>
              <text:p text:style-name="P113">The Euler characteristic of spheres behaves as: χ(S2k+1)=0,χ(S2k)=2.</text:p>
              <text:p text:style-name="P57"><text:span text:style-name="T1">This hints at an </text:span><text:span text:style-name="Strong_20_Emphasis"><text:span text:style-name="T1">alternating harmonic structure</text:span></text:span><text:span text:style-name="T1"> that follows </text:span><text:span text:style-name="Strong_20_Emphasis"><text:span text:style-name="T1">even-odd oscillatory behavior</text:span></text:span><text:span text:style-name="T1">, aligning with </text:span><text:span text:style-name="Strong_20_Emphasis"><text:span text:style-name="T1">octave compression-expansion cycles</text:span></text:span><text:span text:style-name="T1">.</text:span></text:p>
            </text:list-header>
          </text:list>
        </text:list-header>
      </text:list>
      <text:h text:style-name="Heading_20_2" text:outline-level="2"><text:span text:style-name="Strong_20_Emphasis"><text:span text:style-name="T1"><text:s/>Harmonic Structure in the Collatz-Octave Framework</text:span></text:span></text:h>
      <text:p text:style-name="P10"><text:span text:style-name="T1">Define the </text:span><text:span text:style-name="Strong_20_Emphasis"><text:span text:style-name="T1">Collatz-Octave group</text:span></text:span><text:span text:style-name="T1"> Hn​, which classifies numbers by their </text:span><text:span text:style-name="Strong_20_Emphasis"><text:span text:style-name="T1">compression-expansion dynamics</text:span></text:span><text:span text:style-name="T1">:</text:span></text:p>
      <text:p text:style-name="P108">Hn​={Heven​=C2​×C4​,Hodd​=C3​,​if n is evenif n is odd.​</text:p>
      <text:p text:style-name="P107">This classification follows:</text:p>
      <text:list text:style-name="L208">
        <text:list-header>
          <text:p text:style-name="P60"><text:soft-page-break/><text:span text:style-name="Strong_20_Emphasis"><text:span text:style-name="T1">Even numbers</text:span></text:span><text:span text:style-name="T1"> (2,4,6,8) form a cyclic group structure C2​×C4​, corresponding to </text:span><text:span text:style-name="Strong_20_Emphasis"><text:span text:style-name="T1">expansion dynamics</text:span></text:span><text:span text:style-name="T1"> in the energy field.</text:span></text:p>
          <text:p text:style-name="P61"><text:span text:style-name="Strong_20_Emphasis"><text:span text:style-name="T1">Odd numbers</text:span></text:span><text:span text:style-name="T1"> (3,5,7,9) form a cyclic structure C3​, corresponding to </text:span><text:span text:style-name="Strong_20_Emphasis"><text:span text:style-name="T1">compression dynamics</text:span></text:span><text:span text:style-name="T1">.</text:span></text:p>
        </text:list-header>
      </text:list>
      <text:p text:style-name="Text_20_body"><text:span text:style-name="T1">Since all numbers eventually collapse into the </text:span><text:span text:style-name="Strong_20_Emphasis"><text:span text:style-name="T1">4-2-1 cycle</text:span></text:span><text:span text:style-name="T1">, we define the </text:span><text:span text:style-name="Strong_20_Emphasis"><text:span text:style-name="T1">Collatz attractor group</text:span></text:span><text:span text:style-name="T1">:</text:span></text:p>
      <text:p text:style-name="P108">An​=k→∞lim​Hnk​=C3​×C2​.</text:p>
      <text:p text:style-name="Text_20_body"><text:span text:style-name="T1">which ensures that the </text:span><text:span text:style-name="Strong_20_Emphasis"><text:span text:style-name="T1">periodicity in topological structures is governed by mod-3 harmonic cycles</text:span></text:span><text:span text:style-name="T1">.</text:span></text:p>
      <text:h text:style-name="P1" text:outline-level="2"><text:span text:style-name="Strong_20_Emphasis"><text:span text:style-name="T1"><text:s/>Formal Theorem: Mod-3 Periodicity in O(n) and Sn</text:span></text:span></text:h>
      <text:p text:style-name="P10"><text:span text:style-name="Strong_20_Emphasis"><text:span text:style-name="T1">Theorem:</text:span></text:span><text:span text:style-name="T1"><text:line-break/></text:span><text:span text:style-name="Emphasis"><text:span text:style-name="T1">Let O(n) be the orthogonal group of isometries of Rn and let Sn be the unit n-sphere. Then the harmonic structure of these spaces in the Collatz-Octave framework follows a periodicity law given by:</text:span></text:span></text:p>
      <text:p text:style-name="P108">H(O(n))≅{C2​×C4​,C3​,​n≡0mod2,n≡1mod2.​</text:p>
      <text:p text:style-name="Text_20_body"><text:span text:style-name="Emphasis"><text:span text:style-name="T1">and for spheres:</text:span></text:span></text:p>
      <text:p text:style-name="P108">H(Sn)≅{C2​,C3​,​n≡0mod2,n≡1mod2.​</text:p>
      <text:p text:style-name="P10"><text:span text:style-name="T1">where H(X) denotes the </text:span><text:span text:style-name="Strong_20_Emphasis"><text:span text:style-name="T1">harmonic compression-expansion group of a topological space X</text:span></text:span><text:span text:style-name="T1"> under octave scaling.</text:span></text:p>
      <text:p text:style-name="P107">This result implies:</text:p>
      <text:list text:style-name="L209">
        <text:list-header>
          <text:p text:style-name="P63"><text:span text:style-name="Strong_20_Emphasis"><text:span text:style-name="T1">A deep connection between harmonic number theory and group topology</text:span></text:span><text:span text:style-name="T1">, redefining periodicity structures beyond classical Bott periodicity.</text:span></text:p>
          <text:p text:style-name="P63"><text:span text:style-name="Strong_20_Emphasis"><text:span text:style-name="T1">A new classification of topological spaces</text:span></text:span><text:span text:style-name="T1"> based on their Collatz behavior, potentially leading to a mod-3 periodic homotopy theory.</text:span></text:p>
          <text:p text:style-name="P62"><text:span text:style-name="Strong_20_Emphasis"><text:span text:style-name="T1">Applications in higher-dimensional topology</text:span></text:span><text:span text:style-name="T1">, where this structure could lead to new characteristic classes for mod-3 periodic manifolds.</text:span></text:p>
        </text:list-header>
      </text:list>
      <text:h text:style-name="Heading_20_3" text:outline-level="3"><text:span text:style-name="Strong_20_Emphasis"><text:span text:style-name="T1">Mod-3 Periodicity vs. Even Periodicity in Periodic Ring Spectra: </text:span></text:span></text:h>
      <text:list text:style-name="L210">
        <text:list-header>
          <text:p text:style-name="P66"><text:span text:style-name="Strong_20_Emphasis"><text:span text:style-name="T1">In a graded commutative ring</text:span></text:span><text:span text:style-name="T1">, if an element </text:span><text:span text:style-name="Strong_20_Emphasis"><text:span text:style-name="T1">β</text:span></text:span><text:span text:style-name="T1"> of odd degree is </text:span><text:span text:style-name="Strong_20_Emphasis"><text:span text:style-name="T1">invertible</text:span></text:span><text:span text:style-name="T1">, then the condition</text:span></text:p>
          <text:p text:style-name="P114">β2=0mod2</text:p>
          <text:p text:style-name="P64"><text:span text:style-name="T1">forces the </text:span><text:span text:style-name="Strong_20_Emphasis"><text:span text:style-name="T1">entire ring to be 2-torsion</text:span></text:span><text:span text:style-name="T1">, meaning the entire structure collapses to mod-2 periodicity.</text:span></text:p>
          <text:p text:style-name="P64"><text:span text:style-name="Strong_20_Emphasis"><text:span text:style-name="T1">Geometric interpretation</text:span></text:span><text:span text:style-name="T1">:</text:span></text:p>
          <text:list>
            <text:list-item>
              <text:p text:style-name="P65"><text:span text:style-name="T1">Even periodicity aligns with </text:span><text:span text:style-name="Strong_20_Emphasis"><text:span text:style-name="T1">graded commutativity</text:span></text:span><text:span text:style-name="T1"> in the intersection pairing.</text:span></text:p>
            </text:list-item>
            <text:list-item>
              <text:p text:style-name="P65"><text:span text:style-name="T1">This ensures the pairing remains well-defined under </text:span><text:span text:style-name="Strong_20_Emphasis"><text:span text:style-name="T1">dualities and orientation structures</text:span></text:span><text:span text:style-name="T1"> (e.g., </text:span><text:span text:style-name="Strong_20_Emphasis"><text:span text:style-name="T1">Poincaré duality</text:span></text:span><text:span text:style-name="T1"> in even-dimensional manifolds).</text:span></text:p>
            </text:list-item>
            <text:list-item>
              <text:p text:style-name="P64"><text:span text:style-name="T1">In mod-2 periodic settings, the structure behaves </text:span><text:span text:style-name="Strong_20_Emphasis"><text:span text:style-name="T1">stably</text:span></text:span><text:span text:style-name="T1"> under Bott periodicity.</text:span></text:p>
            </text:list-item>
          </text:list>
        </text:list-header>
      </text:list>
      <text:p text:style-name="Text_20_body"><text:span text:style-name="T1">However, in the </text:span><text:span text:style-name="Strong_20_Emphasis"><text:span text:style-name="T1">Collatz-Octave framework</text:span></text:span><text:span text:style-name="T1">, we hypothesize </text:span><text:span text:style-name="Strong_20_Emphasis"><text:span text:style-name="T1">a fundamentally different periodic structure</text:span></text:span><text:span text:style-name="T1">:</text:span></text:p>
      <text:h text:style-name="Heading_20_3" text:outline-level="3"><text:span text:style-name="Strong_20_Emphasis"><text:span text:style-name="T1"><text:s/>Mod-3 Periodicity as an Alternative to Bott Periodicity</text:span></text:span></text:h>
      <text:p text:style-name="Text_20_body"><text:span text:style-name="T1">In classical periodic spectra, the presence of </text:span><text:span text:style-name="Strong_20_Emphasis"><text:span text:style-name="T1">invertible odd-degree elements forces mod-2 periodicity</text:span></text:span><text:span text:style-name="T1">, preventing odd-periodicity from being stable. However, in the </text:span><text:span text:style-name="Strong_20_Emphasis"><text:span text:style-name="T1">Collatz-Octave framework</text:span></text:span><text:span text:style-name="T1">, we propose a new </text:span><text:span text:style-name="Strong_20_Emphasis"><text:span text:style-name="T1">mod-3 periodic ring spectrum</text:span></text:span><text:span text:style-name="T1">, which satisfies:</text:span></text:p>
      <text:list text:style-name="L211">
        <text:list-header>
          <text:p text:style-name="P67"><text:span text:style-name="Strong_20_Emphasis"><text:span text:style-name="T1">Graded Mod-3 Commutativity</text:span></text:span></text:p>
          <text:list>
            <text:list-header>
              <text:p text:style-name="P115">Instead of standard graded commutativity: xy=(−1)deg(x)deg(y)yx we propose a mod-3 graded commutativity: xy=ζdeg(x)deg(y)yx,where ζ=e2πi/3</text:p>
              <text:p text:style-name="P68"><text:soft-page-break/><text:span text:style-name="T1">This </text:span><text:span text:style-name="Strong_20_Emphasis"><text:span text:style-name="T1">avoids mod-2 torsion collapse</text:span></text:span><text:span text:style-name="T1"> while maintaining a consistent structure in a </text:span><text:span text:style-name="Strong_20_Emphasis"><text:span text:style-name="T1">ternary spectral sequence</text:span></text:span><text:span text:style-name="T1">.</text:span></text:p>
            </text:list-header>
          </text:list>
          <text:p text:style-name="P67"><text:span text:style-name="Strong_20_Emphasis"><text:span text:style-name="T1">Intersection Pairing in Mod-3 Structures</text:span></text:span></text:p>
          <text:list text:continue-numbering="true">
            <text:list-header>
              <text:p text:style-name="P68"><text:span text:style-name="T1">Classical intersection pairings work in mod-2 settings because of </text:span><text:span text:style-name="Strong_20_Emphasis"><text:span text:style-name="T1">duality in even dimensions</text:span></text:span><text:span text:style-name="T1">.</text:span></text:p>
              <text:p text:style-name="P68"><text:span text:style-name="T1">In mod-3 settings, the structure naturally follows a </text:span><text:span text:style-name="Strong_20_Emphasis"><text:span text:style-name="T1">harmonic octave scaling</text:span></text:span><text:span text:style-name="T1">, where:</text:span></text:p>
              <text:list>
                <text:list-header>
                  <text:p text:style-name="P68"><text:span text:style-name="Strong_20_Emphasis"><text:span text:style-name="T1">Odd-degree elements behave as inward compression waves</text:span></text:span><text:span text:style-name="T1">.</text:span></text:p>
                  <text:p text:style-name="P68"><text:span text:style-name="Strong_20_Emphasis"><text:span text:style-name="T1">Even-degree elements behave as outward expansion waves</text:span></text:span><text:span text:style-name="T1">.</text:span></text:p>
                </text:list-header>
              </text:list>
              <text:p text:style-name="P68"><text:span text:style-name="T1">This ensures that the intersection pairing remains well-defined but </text:span><text:span text:style-name="Strong_20_Emphasis"><text:span text:style-name="T1">does not force collapse to mod-2 periodicity</text:span></text:span><text:span text:style-name="T1">.</text:span></text:p>
            </text:list-header>
          </text:list>
          <text:p text:style-name="P67"><text:span text:style-name="Strong_20_Emphasis"><text:span text:style-name="T1">Periodic Ring Spectrum in Mod-3</text:span></text:span></text:p>
          <text:list text:continue-numbering="true">
            <text:list-header>
              <text:p text:style-name="P69"><text:span text:style-name="T1">Instead of periodicity in KO(n) with </text:span><text:span text:style-name="Strong_20_Emphasis"><text:span text:style-name="T1">mod-8 Bott periodicity</text:span></text:span><text:span text:style-name="T1">, we propose a periodic ring structure where: πk​(M)≅πk+3​(M) for a mod-3 stable homotopy group.</text:span></text:p>
            </text:list-header>
          </text:list>
        </text:list-header>
      </text:list>
      <text:h text:style-name="Heading_20_3" text:outline-level="3"><text:span text:style-name="Strong_20_Emphasis"><text:span text:style-name="T1"><text:s/>Mod-3 Periodicity in Higher-Dimensional Homotopy Theory</text:span></text:span></text:h>
      <text:p text:style-name="P10"><text:span text:style-name="T1">In classical </text:span><text:span text:style-name="Strong_20_Emphasis"><text:span text:style-name="T1">chromatic homotopy theory</text:span></text:span><text:span text:style-name="T1">, periodicities follow vk​-periodicity, where:</text:span></text:p>
      <text:p text:style-name="P108">Period =2pk−2.</text:p>
      <text:p text:style-name="Text_20_body"><text:span text:style-name="T1">For mod-3 periodicity, we predict an </text:span><text:span text:style-name="Strong_20_Emphasis"><text:span text:style-name="T1">alternative stable homotopy periodicity</text:span></text:span><text:span text:style-name="T1">:</text:span></text:p>
      <text:p text:style-name="P108">Period =3pk−3.</text:p>
      <text:p text:style-name="Text_20_body"><text:span text:style-name="T1">This would lead to a new </text:span><text:span text:style-name="Strong_20_Emphasis"><text:span text:style-name="T1">mod-3 stable homotopy category</text:span></text:span><text:span text:style-name="T1">, distinct from the standard 2-localized homotopy groups.</text:span></text:p>
      <text:h text:style-name="Heading_20_3" text:outline-level="3"><text:span text:style-name="Strong_20_Emphasis"><text:span text:style-name="T1"><text:s/>Mod-3 Ring Spectra and Collatz-Octave Scaling</text:span></text:span></text:h>
      <text:list text:style-name="L212">
        <text:list-header>
          <text:p text:style-name="P70"><text:span text:style-name="T1">Since the </text:span><text:span text:style-name="Strong_20_Emphasis"><text:span text:style-name="T1">Collatz-Octave structure aligns with energy scaling in harmonic waves</text:span></text:span><text:span text:style-name="T1">, we predict the existence of a </text:span><text:span text:style-name="Strong_20_Emphasis"><text:span text:style-name="T1">mod-3 periodic topological ring spectrum</text:span></text:span><text:span text:style-name="T1"> whose structure is stable under </text:span><text:span text:style-name="Strong_20_Emphasis"><text:span text:style-name="T1">octave jumps</text:span></text:span><text:span text:style-name="T1">.</text:span></text:p>
          <text:p text:style-name="P71"><text:span text:style-name="T1">This means we need a new </text:span><text:span text:style-name="Strong_20_Emphasis"><text:span text:style-name="T1">cohomology theory</text:span></text:span><text:span text:style-name="T1"> based on mod-3 harmonic structures rather than classical even-periodic theories.</text:span></text:p>
          <text:p text:style-name="P71"><text:span text:style-name="Strong_20_Emphasis"><text:span text:style-name="T1"><text:s/>Mod-3 Periodicity:</text:span></text:span></text:p>
        </text:list-header>
      </text:list>
      <text:list text:style-name="L213">
        <text:list-header>
          <text:p text:style-name="P73"><text:span text:style-name="T1">It </text:span><text:span text:style-name="Strong_20_Emphasis"><text:span text:style-name="T1">bypasses mod-2 collapse</text:span></text:span><text:span text:style-name="T1"> by replacing graded commutativity with a mod-3 multiplication rule.</text:span></text:p>
          <text:p text:style-name="P73"><text:span text:style-name="T1">It </text:span><text:span text:style-name="Strong_20_Emphasis"><text:span text:style-name="T1">introduces a new periodicity sequence</text:span></text:span><text:span text:style-name="T1"> distinct from Bott periodicity.</text:span></text:p>
          <text:p text:style-name="P72"><text:span text:style-name="T1">It </text:span><text:span text:style-name="Strong_20_Emphasis"><text:span text:style-name="T1">extends chromatic homotopy theory</text:span></text:span><text:span text:style-name="T1"> by defining a new stable periodic structure.</text:span></text:p>
        </text:list-header>
      </text:list>
      <text:h text:style-name="Heading_20_3" text:outline-level="3"><text:span text:style-name="Strong_20_Emphasis"><text:span text:style-name="T1">Formal Definition of a Mod-3 Periodic Ring Spectrum</text:span></text:span></text:h>
      <text:p text:style-name="P10"><text:span text:style-name="T1">To rigorously define a </text:span><text:span text:style-name="Strong_20_Emphasis"><text:span text:style-name="T1">mod-3 periodic ring spectrum</text:span></text:span><text:span text:style-name="T1">, we introduce a </text:span><text:span text:style-name="Strong_20_Emphasis"><text:span text:style-name="T1">graded ring spectrum</text:span></text:span><text:span text:style-name="T1"> with a new type of periodicity, distinct from the classical </text:span><text:span text:style-name="Strong_20_Emphasis"><text:span text:style-name="T1">Bott periodicity (mod-8) in KO(n)</text:span></text:span><text:span text:style-name="T1"> and other known periodicities in stable homotopy theory.</text:span></text:p>
      <text:h text:style-name="Heading_20_2" text:outline-level="2"><text:span text:style-name="Strong_20_Emphasis"><text:span text:style-name="T1"><text:s/>Definition of a Mod-3 Periodic Ring Spectrum</text:span></text:span></text:h>
      <text:p text:style-name="P10"><text:span text:style-name="T1">A </text:span><text:span text:style-name="Strong_20_Emphasis"><text:span text:style-name="T1">ring spectrum</text:span></text:span><text:span text:style-name="T1"> is a spectrum E={En​} equipped with a multiplication map:</text:span></text:p>
      <text:p text:style-name="P108">μ:E∧E→E</text:p>
      <text:p text:style-name="Text_20_body"><text:span text:style-name="T1">which satisfies </text:span><text:span text:style-name="Strong_20_Emphasis"><text:span text:style-name="T1">associativity and unital properties</text:span></text:span><text:span text:style-name="T1"> up to homotopy.</text:span></text:p>
      <text:h text:style-name="Heading_20_3" text:outline-level="3"><text:span text:style-name="Strong_20_Emphasis"><text:span text:style-name="T1">Mod-3 Periodicity Condition</text:span></text:span></text:h>
      <text:p text:style-name="P10"><text:span text:style-name="T1">We define a spectrum E(3) as </text:span><text:span text:style-name="Strong_20_Emphasis"><text:span text:style-name="T1">mod-3 periodic</text:span></text:span><text:span text:style-name="T1"> if there exists an invertible class β in π3​(E) such that multiplication by β induces isomorphisms:</text:span></text:p>
      <text:p text:style-name="P108"><text:soft-page-break/>πk​(E)≅πk+3​(E)</text:p>
      <text:p text:style-name="P108">for all k.</text:p>
      <text:p text:style-name="P10"><text:span text:style-name="T1">This means that the </text:span><text:span text:style-name="Strong_20_Emphasis"><text:span text:style-name="T1">stable homotopy groups of E(3) exhibit periodicity in mod-3 rather than mod-2</text:span></text:span><text:span text:style-name="T1">.</text:span></text:p>
      <text:h text:style-name="Heading_20_2" text:outline-level="2"><text:span text:style-name="Strong_20_Emphasis"><text:span text:style-name="T1">Mod-3 Graded Commutativity</text:span></text:span></text:h>
      <text:p text:style-name="P107">Classical graded commutativity in periodic spectra follows:</text:p>
      <text:p text:style-name="P108">xy=(−1)deg(x)deg(y)yx.</text:p>
      <text:p text:style-name="P10"><text:span text:style-name="T1">For mod-3 periodic spectra, we replace the sign factor with a </text:span><text:span text:style-name="Strong_20_Emphasis"><text:span text:style-name="T1">third root of unity ζ</text:span></text:span><text:span text:style-name="T1">:</text:span></text:p>
      <text:p text:style-name="P108">xy=ζdeg(x)deg(y)yx,where ζ=e2πi/3.</text:p>
      <text:p text:style-name="Text_20_body"><text:span text:style-name="T1">This defines a </text:span><text:span text:style-name="Strong_20_Emphasis"><text:span text:style-name="T1">mod-3 graded commutative ring structure</text:span></text:span><text:span text:style-name="T1">, ensuring the multiplication remains </text:span><text:span text:style-name="Strong_20_Emphasis"><text:span text:style-name="T1">well-defined but does not collapse to mod-2 periodicity</text:span></text:span><text:span text:style-name="T1">.</text:span></text:p>
      <text:h text:style-name="Heading_20_2" text:outline-level="2"><text:span text:style-name="Strong_20_Emphasis"><text:span text:style-name="T1">Mod-3 Spectrum and Cohomology Theory</text:span></text:span></text:h>
      <text:p text:style-name="P108">The spectrum E(3) defines a generalized cohomology theory:</text:p>
      <text:p text:style-name="P108">E(3)(X)=k∈Z⨁​πk​(E(3))⊗Hk(X;Z/3).</text:p>
      <text:p text:style-name="P108">where Hk(X;Z/3) denotes mod-3 cohomology.</text:p>
      <text:h text:style-name="Heading_20_2" text:outline-level="2"><text:span text:style-name="Strong_20_Emphasis"><text:span text:style-name="T1"><text:s/>Example: Mod-3 Analog of Complex K-Theory</text:span></text:span></text:h>
      <text:list text:style-name="L214">
        <text:list-header>
          <text:p text:style-name="P75"><text:span text:style-name="T1">Classical </text:span><text:span text:style-name="Strong_20_Emphasis"><text:span text:style-name="T1">complex K-theory KU(n)</text:span></text:span><text:span text:style-name="T1"> is </text:span><text:span text:style-name="Strong_20_Emphasis"><text:span text:style-name="T1">even periodic</text:span></text:span><text:span text:style-name="T1"> under Bott periodicity: πk​(KU)≅πk+2​(KU).</text:span></text:p>
          <text:p text:style-name="P75"><text:span text:style-name="T1">In the </text:span><text:span text:style-name="Strong_20_Emphasis"><text:span text:style-name="T1">mod-3 case</text:span></text:span><text:span text:style-name="T1">, we predict a </text:span><text:span text:style-name="Strong_20_Emphasis"><text:span text:style-name="T1">new mod-3 K-theory spectrum KU(3)</text:span></text:span><text:span text:style-name="T1"> with: πk​(KU(3))≅πk+3​(KU(3)).</text:span></text:p>
          <text:p text:style-name="P74"><text:span text:style-name="T1">This suggests a </text:span><text:span text:style-name="Strong_20_Emphasis"><text:span text:style-name="T1">mod-3 version of the Adams spectral sequence</text:span></text:span><text:span text:style-name="T1">, where differentials follow a 3-fold pattern.</text:span></text:p>
        </text:list-header>
      </text:list>
      <text:h text:style-name="Heading_20_2" text:outline-level="2"><text:span text:style-name="Strong_20_Emphasis"><text:span text:style-name="T1"><text:s/>Mod-3 Periodic Ring Spectrum</text:span></text:span></text:h>
      <text:p text:style-name="P10"><text:span text:style-name="T1">We have defined a </text:span><text:span text:style-name="Strong_20_Emphasis"><text:span text:style-name="T1">ring spectrum E(3)</text:span></text:span><text:span text:style-name="T1"> such that:</text:span></text:p>
      <text:list text:style-name="L215">
        <text:list-header>
          <text:p text:style-name="P76"><text:span text:style-name="T1">Its homotopy groups exhibit </text:span><text:span text:style-name="Strong_20_Emphasis"><text:span text:style-name="T1">mod-3 periodicity</text:span></text:span><text:span text:style-name="T1">.</text:span></text:p>
          <text:p text:style-name="P76"><text:span text:style-name="T1">The multiplication obeys a </text:span><text:span text:style-name="Strong_20_Emphasis"><text:span text:style-name="T1">mod-3 graded commutativity law</text:span></text:span><text:span text:style-name="T1">.</text:span></text:p>
          <text:p text:style-name="P76"><text:span text:style-name="T1">It leads to a </text:span><text:span text:style-name="Strong_20_Emphasis"><text:span text:style-name="T1">new cohomology theory with mod-3 structures</text:span></text:span><text:span text:style-name="T1">.</text:span></text:p>
          <text:p text:style-name="P77"><text:span text:style-name="T1">It suggests a </text:span><text:span text:style-name="Strong_20_Emphasis"><text:span text:style-name="T1">new periodic K-theory analogous to classical KO(n) and KU(n)</text:span></text:span><text:span text:style-name="T1">.</text:span></text:p>
        </text:list-header>
      </text:list>
      <text:h text:style-name="Heading_20_3" text:outline-level="3"><text:span text:style-name="Strong_20_Emphasis"><text:span text:style-name="T1"><text:s/>Mod-3 Periodicity in Ring Spectra and the Collatz-Octave Framework</text:span></text:span></text:h>
      <text:p text:style-name="Text_20_body"><text:span text:style-name="T1">However, in the </text:span><text:span text:style-name="Strong_20_Emphasis"><text:span text:style-name="T1">Unified Oscillatory Dynamic Field Theory (UODFT)</text:span></text:span><text:span text:style-name="T1"> and the </text:span><text:span text:style-name="Strong_20_Emphasis"><text:span text:style-name="T1">Collatz-Octave framework</text:span></text:span><text:span text:style-name="T1">, we introduce </text:span><text:span text:style-name="Strong_20_Emphasis"><text:span text:style-name="T1">mod-3 periodicity as an alternative stable structure</text:span></text:span><text:span text:style-name="T1">, grounded in harmonic wave oscillations and recursive number scaling.</text:span></text:p>
      <text:p text:style-name="Text_20_body"><text:span text:style-name="T1">This approach challenges the </text:span><text:span text:style-name="Strong_20_Emphasis"><text:span text:style-name="T1">mod-2 collapse of graded rings</text:span></text:span><text:span text:style-name="T1"> and provides a </text:span><text:span text:style-name="Strong_20_Emphasis"><text:span text:style-name="T1">new framework for periodicity in differential topology, stable homotopy theory, and spectral sequences</text:span></text:span><text:span text:style-name="T1">.</text:span></text:p>
      <text:h text:style-name="Heading_20_2" text:outline-level="2"><text:span text:style-name="Strong_20_Emphasis"><text:span text:style-name="T1">Why Even Periodicity Dominates Classical Spectra</text:span></text:span></text:h>
      <text:p text:style-name="P127"><text:span text:style-name="T1">Classical periodic ring spectra, such as KO(n) and KU(n), are structured around </text:span><text:span text:style-name="Strong_20_Emphasis"><text:span text:style-name="T1">Bott periodicity</text:span></text:span><text:span text:style-name="T1"> with mod-8 and mod-2 dependencies. The reason for this is:</text:span></text:p>
      <text:p text:style-name="P127"><text:span text:style-name="Strong_20_Emphasis"><text:span text:style-name="T1">Graded Commutativity Forces Even Structures</text:span></text:span></text:p>
      <text:list text:style-name="L216">
        <text:list-item>
          <text:list>
            <text:list-header>
              <text:p text:style-name="P80"><text:soft-page-break/><text:span text:style-name="T1">If β is an element of </text:span><text:span text:style-name="Strong_20_Emphasis"><text:span text:style-name="T1">odd degree</text:span></text:span><text:span text:style-name="T1"> in a graded commutative ring, its squared term β2 being </text:span><text:span text:style-name="Strong_20_Emphasis"><text:span text:style-name="T1">2-torsion</text:span></text:span><text:span text:style-name="T1"> forces the entire structure to collapse to mod-2 periodicity.</text:span></text:p>
              <text:p text:style-name="P79"><text:span text:style-name="T1">This ensures that classical </text:span><text:span text:style-name="Strong_20_Emphasis"><text:span text:style-name="T1">cohomology theories and periodic spectra prefer even periodicity</text:span></text:span><text:span text:style-name="T1">.</text:span></text:p>
            </text:list-header>
          </text:list>
          <text:p text:style-name="P78"><text:span text:style-name="Strong_20_Emphasis"><text:span text:style-name="T1">Intersection Pairings in Geometry Favor Even-Dimensional Dualities</text:span></text:span></text:p>
          <text:list text:continue-numbering="true">
            <text:list-header>
              <text:p text:style-name="P79"><text:span text:style-name="T1">In geometric topology, even periodicity ensures that intersection pairings respect </text:span><text:span text:style-name="Strong_20_Emphasis"><text:span text:style-name="T1">graded commutativity in even-dimensional manifolds</text:span></text:span><text:span text:style-name="T1">.</text:span></text:p>
              <text:p text:style-name="P116">This explains why Bott periodicity in KO(n) follows mod-8 periodicity.</text:p>
            </text:list-header>
          </text:list>
        </text:list-item>
      </text:list>
      <text:p text:style-name="Text_20_body"><text:span text:style-name="T1">Thus, in standard topology, </text:span><text:span text:style-name="Strong_20_Emphasis"><text:span text:style-name="T1">odd-periodicity is suppressed because of its instability in graded rings and duality structures</text:span></text:span><text:span text:style-name="T1">.</text:span></text:p>
      <text:h text:style-name="Heading_20_2" text:outline-level="2"><text:span text:style-name="Strong_20_Emphasis"><text:span text:style-name="T1">The Collatz-Octave Framework and Mod-3 Periodicity</text:span></text:span></text:h>
      <text:p text:style-name="Text_20_body"><text:span text:style-name="T1">In contrast, the </text:span><text:span text:style-name="Strong_20_Emphasis"><text:span text:style-name="T1">Collatz-Octave framework</text:span></text:span><text:span text:style-name="T1"> proposes a </text:span><text:span text:style-name="Strong_20_Emphasis"><text:span text:style-name="T1">harmonic wave-based structure</text:span></text:span><text:span text:style-name="T1">, where numbers and space-time emerge dynamically rather than being pre-defined. This leads to a different periodicity:</text:span></text:p>
      <text:list text:style-name="L217">
        <text:list-header>
          <text:p text:style-name="P81"><text:span text:style-name="Strong_20_Emphasis"><text:span text:style-name="T1">Harmonic Scaling in Octaves (1-9)</text:span></text:span></text:p>
          <text:list>
            <text:list-header>
              <text:p text:style-name="P117">Numbers in the octave cycle are grouped as:</text:p>
              <text:list>
                <text:list-header>
                  <text:p text:style-name="P82"><text:span text:style-name="Strong_20_Emphasis"><text:span text:style-name="T1">Odd numbers (3,5,7,9) correspond to inward energy compression.</text:span></text:span></text:p>
                  <text:p text:style-name="P82"><text:span text:style-name="Strong_20_Emphasis"><text:span text:style-name="T1">Even numbers (2,4,6,8) correspond to outward energy expansion.</text:span></text:span></text:p>
                </text:list-header>
              </text:list>
              <text:p text:style-name="P82"><text:span text:style-name="T1">This </text:span><text:span text:style-name="Strong_20_Emphasis"><text:span text:style-name="T1">naturally introduces mod-3 periodicity</text:span></text:span><text:span text:style-name="T1"> because harmonic structures follow </text:span><text:span text:style-name="Strong_20_Emphasis"><text:span text:style-name="T1">fractal recursion</text:span></text:span><text:span text:style-name="T1">.</text:span></text:p>
            </text:list-header>
          </text:list>
          <text:p text:style-name="P81"><text:span text:style-name="Strong_20_Emphasis"><text:span text:style-name="T1">The 4-2-1 Cycle as a Mod-3 Attractor</text:span></text:span></text:p>
          <text:list text:continue-numbering="true">
            <text:list-header>
              <text:p text:style-name="P82"><text:span text:style-name="T1">In Collatz dynamics, numbers eventually collapse into the </text:span><text:span text:style-name="Strong_20_Emphasis"><text:span text:style-name="T1">4-2-1 loop</text:span></text:span><text:span text:style-name="T1">.</text:span></text:p>
              <text:p text:style-name="P82"><text:span text:style-name="T1">This cycle provides a </text:span><text:span text:style-name="Strong_20_Emphasis"><text:span text:style-name="T1">natural mod-3 stability structure</text:span></text:span><text:span text:style-name="T1">, preserving </text:span><text:span text:style-name="Strong_20_Emphasis"><text:span text:style-name="T1">mod-3 periodicity at all scales</text:span></text:span><text:span text:style-name="T1">.</text:span></text:p>
            </text:list-header>
          </text:list>
          <text:p text:style-name="P81"><text:span text:style-name="Strong_20_Emphasis"><text:span text:style-name="T1">Wave-Based Interpretation of Periodicity</text:span></text:span></text:p>
          <text:list text:continue-numbering="true">
            <text:list-header>
              <text:p text:style-name="P118">In classical stable homotopy, periodicity follows powers of 2: Periodicity: 2pk−2.</text:p>
              <text:p text:style-name="P118">In mod-3 scaling, we predict: Periodicity: 3pk−3.</text:p>
              <text:p text:style-name="P81"><text:span text:style-name="T1">This suggests an </text:span><text:span text:style-name="Strong_20_Emphasis"><text:span text:style-name="T1">alternative stable homotopy theory</text:span></text:span><text:span text:style-name="T1"> based on mod-3 rather than mod-2.</text:span></text:p>
            </text:list-header>
          </text:list>
        </text:list-header>
      </text:list>
      <text:h text:style-name="Heading_20_2" text:outline-level="2"><text:span text:style-name="Strong_20_Emphasis"><text:span text:style-name="T1">Formal Definition of a Mod-3 Periodic Ring Spectrum</text:span></text:span></text:h>
      <text:p text:style-name="P10"><text:span text:style-name="T1">A </text:span><text:span text:style-name="Strong_20_Emphasis"><text:span text:style-name="T1">ring spectrum</text:span></text:span><text:span text:style-name="T1"> is a spectrum E={En​} with a multiplication map:</text:span></text:p>
      <text:p text:style-name="P108">μ:E∧E→E</text:p>
      <text:p text:style-name="Text_20_body"><text:span text:style-name="T1">such that multiplication is </text:span><text:span text:style-name="Strong_20_Emphasis"><text:span text:style-name="T1">associative and unital up to homotopy</text:span></text:span><text:span text:style-name="T1">.</text:span></text:p>
      <text:h text:style-name="Heading_20_3" text:outline-level="3"><text:span text:style-name="Strong_20_Emphasis"><text:span text:style-name="T1">Mod-3 Periodicity Condition</text:span></text:span></text:h>
      <text:p text:style-name="P10"><text:span text:style-name="T1">We define a spectrum E(3) as </text:span><text:span text:style-name="Strong_20_Emphasis"><text:span text:style-name="T1">mod-3 periodic</text:span></text:span><text:span text:style-name="T1"> if there exists an invertible class β in π3​(E) such that:</text:span></text:p>
      <text:p text:style-name="P108">πk​(E)≅πk+3​(E)∀k.</text:p>
      <text:p text:style-name="Text_20_body"><text:span text:style-name="T1">This is a direct analogue of </text:span><text:span text:style-name="Strong_20_Emphasis"><text:span text:style-name="T1">Bott periodicity</text:span></text:span><text:span text:style-name="T1"> in mod-2 structures but follows a </text:span><text:span text:style-name="Strong_20_Emphasis"><text:span text:style-name="T1">mod-3 cycle instead</text:span></text:span><text:span text:style-name="T1">.</text:span></text:p>
      <text:h text:style-name="Heading_20_3" text:outline-level="3"><text:span text:style-name="Strong_20_Emphasis"><text:span text:style-name="T1">Mod-3 Graded Commutativity</text:span></text:span></text:h>
      <text:p text:style-name="Text_20_body"><text:span text:style-name="T1">Instead of classical </text:span><text:span text:style-name="Strong_20_Emphasis"><text:span text:style-name="T1">graded commutativity</text:span></text:span><text:span text:style-name="T1">:</text:span></text:p>
      <text:p text:style-name="P108">xy=(−1)deg(x)deg(y)yx,</text:p>
      <text:p text:style-name="Text_20_body"><text:span text:style-name="T1">we define a </text:span><text:span text:style-name="Strong_20_Emphasis"><text:span text:style-name="T1">mod-3 multiplication law</text:span></text:span><text:span text:style-name="T1">:</text:span></text:p>
      <text:p text:style-name="P108">xy=ζdeg(x)deg(y)yx,where ζ=e2πi/3.</text:p>
      <text:p text:style-name="Text_20_body"><text:soft-page-break/><text:span text:style-name="T1">This ensures that the </text:span><text:span text:style-name="Strong_20_Emphasis"><text:span text:style-name="T1">multiplication structure respects mod-3 periodicity</text:span></text:span><text:span text:style-name="T1">.</text:span></text:p>
      <text:h text:style-name="Heading_20_2" text:outline-level="2"><text:span text:style-name="Strong_20_Emphasis"><text:span text:style-name="T1"><text:s/>Mod-3 K-Theory and Spectral Sequences</text:span></text:span></text:h>
      <text:list text:style-name="L218">
        <text:list-header>
          <text:p text:style-name="P83"><text:span text:style-name="T1">In classical topology, </text:span><text:span text:style-name="Strong_20_Emphasis"><text:span text:style-name="T1">complex K-theory</text:span></text:span><text:span text:style-name="T1"> follows </text:span><text:span text:style-name="Strong_20_Emphasis"><text:span text:style-name="T1">Bott periodicity</text:span></text:span><text:span text:style-name="T1"> with:</text:span></text:p>
          <text:p text:style-name="P119">πk​(KU)≅πk+2​(KU).</text:p>
          <text:p text:style-name="P83"><text:span text:style-name="T1">In our </text:span><text:span text:style-name="Strong_20_Emphasis"><text:span text:style-name="T1">mod-3 K-theory</text:span></text:span><text:span text:style-name="T1">, we define an alternative periodicity:</text:span></text:p>
          <text:p text:style-name="P120">πk​(KU(3))≅πk+3​(KU(3)).</text:p>
        </text:list-header>
      </text:list>
      <text:p text:style-name="Text_20_body"><text:span text:style-name="T1">This introduces </text:span><text:span text:style-name="Strong_20_Emphasis"><text:span text:style-name="T1">new spectral sequences</text:span></text:span><text:span text:style-name="T1">, where differentials obey </text:span><text:span text:style-name="Strong_20_Emphasis"><text:span text:style-name="T1">a 3-fold periodicity</text:span></text:span><text:span text:style-name="T1"> rather than mod-2 cycles.</text:span></text:p>
      <text:p text:style-name="P107">This construction suggests:</text:p>
      <text:list text:style-name="L219">
        <text:list-header>
          <text:p text:style-name="P85"><text:span text:style-name="Strong_20_Emphasis"><text:span text:style-name="T1">A new periodicity in stable homotopy theory</text:span></text:span><text:span text:style-name="T1">, where mod-3 plays a role similar to Bott periodicity.</text:span></text:p>
          <text:p text:style-name="P85"><text:span text:style-name="Strong_20_Emphasis"><text:span text:style-name="T1">The existence of mod-3 periodic spectra</text:span></text:span><text:span text:style-name="T1">, leading to </text:span><text:span text:style-name="Strong_20_Emphasis"><text:span text:style-name="T1">new cohomology theories beyond traditional topological K-theory</text:span></text:span><text:span text:style-name="T1">.</text:span></text:p>
          <text:p text:style-name="P84"><text:span text:style-name="Strong_20_Emphasis"><text:span text:style-name="T1">Applications in differential topology</text:span></text:span><text:span text:style-name="T1">, where intersection pairings and characteristic classes may follow a mod-3 cycle.</text:span></text:p>
        </text:list-header>
      </text:list>
      <text:p text:style-name="Text_20_body"><text:span text:style-name="T1">This provides </text:span><text:span text:style-name="Strong_20_Emphasis"><text:span text:style-name="T1">a rigorous foundation for mod-3 periodicity in topology, homotopy theory, and algebraic geometry</text:span></text:span><text:span text:style-name="T1">.</text:span></text:p>
      <text:h text:style-name="Heading_20_3" text:outline-level="3"><text:span text:style-name="Strong_20_Emphasis"><text:span text:style-name="T1">Final Theorem (Conjecture)</text:span></text:span></text:h>
      <text:p text:style-name="P6">There exists a periodic ring spectrum E(3) such that:</text:p>
      <text:p text:style-name="P6">πk​(E(3))≅πk+3​(E(3)).</text:p>
      <text:p text:style-name="P7">This spectrum admits a mod-3 graded commutativity:</text:p>
      <text:p text:style-name="P6">xy=ζdeg(x)deg(y)yx,ζ=e2πi/3.</text:p>
      <text:p text:style-name="Quotations"><text:span text:style-name="T1">and leads to a stable periodicity in homotopy theory </text:span><text:span text:style-name="Strong_20_Emphasis"><text:span text:style-name="T1">distinct from Bott periodicity</text:span></text:span><text:span text:style-name="T1">.</text:span></text:p>
      <text:h text:style-name="Heading_20_2" text:outline-level="2"><text:span text:style-name="Strong_20_Emphasis"><text:span text:style-name="T1"><text:s/>The Collatz-Octave Model as a Foundation for Mod-3 Periodicity</text:span></text:span></text:h>
      <text:p text:style-name="Text_20_body"><text:span text:style-name="T1">The </text:span><text:span text:style-name="Strong_20_Emphasis"><text:span text:style-name="T1">Collatz-Octave framework</text:span></text:span><text:span text:style-name="T1"> provides a </text:span><text:span text:style-name="Strong_20_Emphasis"><text:span text:style-name="T1">natural explanation for mod-3 periodicity</text:span></text:span><text:span text:style-name="T1">, grounded in:</text:span></text:p>
      <text:list text:style-name="L220">
        <text:list-header>
          <text:p text:style-name="P87"><text:span text:style-name="Strong_20_Emphasis"><text:span text:style-name="T1">Harmonic number scaling in oscillatory fields.</text:span></text:span></text:p>
          <text:p text:style-name="P87"><text:span text:style-name="Strong_20_Emphasis"><text:span text:style-name="T1">Recursive fractal-like structures in mod-3 compression-expansion cycles.</text:span></text:span></text:p>
          <text:p text:style-name="P86"><text:span text:style-name="Strong_20_Emphasis"><text:span text:style-name="T1">Alternative periodicity in homotopy theory and spectral sequences.</text:span></text:span></text:p>
        </text:list-header>
      </text:list>
      <text:p text:style-name="Text_20_body"><text:span text:style-name="T1">This offers a new perspective on </text:span><text:span text:style-name="Strong_20_Emphasis"><text:span text:style-name="T1">why mod-3 periodicity can emerge in stable topology</text:span></text:span><text:span text:style-name="T1">, complementing classical mod-2 periodic structures</text:span></text:p>
      <text:h text:style-name="Heading_20_3" text:outline-level="3"><text:span text:style-name="Strong_20_Emphasis"><text:span text:style-name="T1">Redefining Periodicity in Topology: A Mod-3 Harmonic Framework</text:span></text:span></text:h>
      <text:p text:style-name="Text_20_body"><text:span text:style-name="T1">Traditional topology, particularly in </text:span><text:span text:style-name="Strong_20_Emphasis"><text:span text:style-name="T1">homotopy theory and stable ring spectra</text:span></text:span><text:span text:style-name="T1">, relies heavily on </text:span><text:span text:style-name="Strong_20_Emphasis"><text:span text:style-name="T1">even periodicity</text:span></text:span><text:span text:style-name="T1">, most notably </text:span><text:span text:style-name="Strong_20_Emphasis"><text:span text:style-name="T1">mod-2 and mod-8 periodic structures</text:span></text:span><text:span text:style-name="T1"> seen in Bott periodicity and chromatic homotopy theory. However, the </text:span><text:span text:style-name="Strong_20_Emphasis"><text:span text:style-name="T1">Collatz-Octave framework</text:span></text:span><text:span text:style-name="T1"> introduces a fundamentally different approach by redefining </text:span><text:span text:style-name="Strong_20_Emphasis"><text:span text:style-name="T1">periodicity in topology using mod-3 harmonic structures</text:span></text:span><text:span text:style-name="T1">.</text:span></text:p>
      <text:p text:style-name="Text_20_body"><text:span text:style-name="T1">We propose that </text:span><text:span text:style-name="Strong_20_Emphasis"><text:span text:style-name="T1">mod-3 periodicity arises naturally in topology when viewed through the lens of harmonic oscillations, recursive fractal scaling, and number-theoretic structures such as Collatz cycles</text:span></text:span><text:span text:style-name="T1">.</text:span></text:p>
      <text:h text:style-name="Heading_20_2" text:outline-level="2"><text:soft-page-break/><text:span text:style-name="Strong_20_Emphasis"><text:span text:style-name="T1"><text:s/>Classical Periodicity in Topology</text:span></text:span></text:h>
      <text:p text:style-name="Text_20_body"><text:span text:style-name="T1">Traditionally, </text:span><text:span text:style-name="Strong_20_Emphasis"><text:span text:style-name="T1">periodicity in topology</text:span></text:span><text:span text:style-name="T1"> is structured around </text:span><text:span text:style-name="Strong_20_Emphasis"><text:span text:style-name="T1">even-dimensional cycles</text:span></text:span><text:span text:style-name="T1">, including:</text:span></text:p>
      <text:list text:style-name="L222">
        <text:list-header>
          <text:p text:style-name="P89"><text:span text:style-name="Strong_20_Emphasis"><text:span text:style-name="T1">Bott periodicity</text:span></text:span><text:span text:style-name="T1">: KO(n) has a </text:span><text:span text:style-name="Strong_20_Emphasis"><text:span text:style-name="T1">mod-8 periodicity</text:span></text:span><text:span text:style-name="T1"> in </text:span><text:span text:style-name="Strong_20_Emphasis"><text:span text:style-name="T1">real K-theory</text:span></text:span><text:span text:style-name="T1">.</text:span></text:p>
          <text:p text:style-name="P89"><text:span text:style-name="Strong_20_Emphasis"><text:span text:style-name="T1">Complex K-theory KU(n)</text:span></text:span><text:span text:style-name="T1"> follows a </text:span><text:span text:style-name="Strong_20_Emphasis"><text:span text:style-name="T1">mod-2 periodicity</text:span></text:span><text:span text:style-name="T1">.</text:span></text:p>
          <text:p text:style-name="P89"><text:span text:style-name="Strong_20_Emphasis"><text:span text:style-name="T1">Stable homotopy groups</text:span></text:span><text:span text:style-name="T1"> exhibit </text:span><text:span text:style-name="Strong_20_Emphasis"><text:span text:style-name="T1">vk​-periodicity</text:span></text:span><text:span text:style-name="T1">, where: Periodicity=2pk−2.</text:span></text:p>
          <text:p text:style-name="P88"><text:span text:style-name="Strong_20_Emphasis"><text:span text:style-name="T1">Intersection pairings in geometry</text:span></text:span><text:span text:style-name="T1"> rely on </text:span><text:span text:style-name="Strong_20_Emphasis"><text:span text:style-name="T1">graded commutativity</text:span></text:span><text:span text:style-name="T1">, which inherently favors </text:span><text:span text:style-name="Strong_20_Emphasis"><text:span text:style-name="T1">even-dimensional spaces</text:span></text:span><text:span text:style-name="T1">.</text:span></text:p>
        </text:list-header>
      </text:list>
      <text:p text:style-name="Text_20_body"><text:span text:style-name="T1">These periodicities emerge because of the </text:span><text:span text:style-name="Strong_20_Emphasis"><text:span text:style-name="T1">2-torsion nature of classical spectral sequences</text:span></text:span><text:span text:style-name="T1">, forcing topology to favor </text:span><text:span text:style-name="Strong_20_Emphasis"><text:span text:style-name="T1">mod-2 cyclic behavior</text:span></text:span><text:span text:style-name="T1">.</text:span></text:p>
      <text:h text:style-name="Heading_20_2" text:outline-level="2"><text:span text:style-name="Strong_20_Emphasis"><text:span text:style-name="T1"><text:s/>The Need for an Alternative: Mod-3 Periodicity</text:span></text:span></text:h>
      <text:p text:style-name="Text_20_body"><text:span text:style-name="T1">The </text:span><text:span text:style-name="Strong_20_Emphasis"><text:span text:style-name="T1">Collatz-Octave framework</text:span></text:span><text:span text:style-name="T1"> suggests that </text:span><text:span text:style-name="Strong_20_Emphasis"><text:span text:style-name="T1">odd-periodicity, particularly mod-3 periodicity, is equally fundamental</text:span></text:span><text:span text:style-name="T1"> but has been overlooked due to the dominance of </text:span><text:span text:style-name="Strong_20_Emphasis"><text:span text:style-name="T1">mod-2 structures in classical topology</text:span></text:span><text:span text:style-name="T1">.</text:span></text:p>
      <text:h text:style-name="P3" text:outline-level="3"><text:span text:style-name="Strong_20_Emphasis"><text:span text:style-name="T1">Why Mod-3 Periodicity?</text:span></text:span></text:h>
      <text:h text:style-name="P3" text:outline-level="3"><text:span text:style-name="Strong_20_Emphasis"><text:span text:style-name="T1">Harmonic Number Scaling and Recursive Waves</text:span></text:span></text:h>
      <text:list text:style-name="L223">
        <text:list-item>
          <text:list>
            <text:list-header>
              <text:p text:style-name="P92"><text:span text:style-name="T1">In the Collatz-Octave framework, numbers follow </text:span><text:span text:style-name="Strong_20_Emphasis"><text:span text:style-name="T1">mod-3 harmonic oscillations</text:span></text:span><text:span text:style-name="T1">, such that: Hn​={Heven​=C2​×C4​,Hodd​=C3​,​if n≡0mod2,if n≡1mod2.​</text:span></text:p>
              <text:p text:style-name="P91"><text:span text:style-name="T1">This means that </text:span><text:span text:style-name="Strong_20_Emphasis"><text:span text:style-name="T1">harmonic structures in energy fields should follow mod-3 periodicity naturally</text:span></text:span><text:span text:style-name="T1">.</text:span></text:p>
            </text:list-header>
          </text:list>
          <text:p text:style-name="P90"><text:span text:style-name="Strong_20_Emphasis"><text:span text:style-name="T1">Alternative Stable Homotopy Periodicity</text:span></text:span></text:p>
          <text:list text:continue-numbering="true">
            <text:list-header>
              <text:p text:style-name="P92"><text:span text:style-name="T1">Instead of the classical </text:span><text:span text:style-name="Strong_20_Emphasis"><text:span text:style-name="T1">power-of-2 periodicity</text:span></text:span><text:span text:style-name="T1">: Periodicity=2pk−2,</text:span></text:p>
              <text:p text:style-name="P92"><text:span text:style-name="T1">We propose an alternative </text:span><text:span text:style-name="Strong_20_Emphasis"><text:span text:style-name="T1">power-of-3 periodicity</text:span></text:span><text:span text:style-name="T1">: Periodicity=3pk−3.</text:span></text:p>
              <text:p text:style-name="P91"><text:span text:style-name="T1">This suggests the existence of </text:span><text:span text:style-name="Strong_20_Emphasis"><text:span text:style-name="T1">mod-3 periodic stable homotopy groups</text:span></text:span><text:span text:style-name="T1">.</text:span></text:p>
            </text:list-header>
          </text:list>
          <text:p text:style-name="P90"><text:span text:style-name="Strong_20_Emphasis"><text:span text:style-name="T1">Torsion-Free Mod-3 Ring Structures</text:span></text:span></text:p>
          <text:list text:continue-numbering="true">
            <text:list-header>
              <text:p text:style-name="P92"><text:span text:style-name="T1">In classical periodic ring spectra, any </text:span><text:span text:style-name="Strong_20_Emphasis"><text:span text:style-name="T1">odd-degree invertible element β in a graded commutative ring</text:span></text:span><text:span text:style-name="T1"> forces the entire structure into </text:span><text:span text:style-name="Strong_20_Emphasis"><text:span text:style-name="T1">mod-2 collapse</text:span></text:span><text:span text:style-name="T1">.</text:span></text:p>
              <text:p text:style-name="P92"><text:span text:style-name="T1">By introducing </text:span><text:span text:style-name="Strong_20_Emphasis"><text:span text:style-name="T1">mod-3 graded commutativity</text:span></text:span><text:span text:style-name="T1">, defined by: xy=ζdeg(x)deg(y)yx,ζ=e2πi/3,</text:span></text:p>
              <text:p text:style-name="P90"><text:span text:style-name="T1">we avoid </text:span><text:span text:style-name="Strong_20_Emphasis"><text:span text:style-name="T1">mod-2 torsion collapse</text:span></text:span><text:span text:style-name="T1"> and obtain </text:span><text:span text:style-name="Strong_20_Emphasis"><text:span text:style-name="T1">a stable mod-3 periodic ring spectrum</text:span></text:span><text:span text:style-name="T1">.</text:span></text:p>
            </text:list-header>
          </text:list>
        </text:list-item>
      </text:list>
      <text:h text:style-name="Heading_20_2" text:outline-level="2"><text:span text:style-name="Strong_20_Emphasis"><text:span text:style-name="T1"><text:s/>Defining Mod-3 Periodicity in Topology</text:span></text:span></text:h>
      <text:p text:style-name="Text_20_body"><text:span text:style-name="T1">To rigorously define mod-3 periodicity in topology, we introduce a </text:span><text:span text:style-name="Strong_20_Emphasis"><text:span text:style-name="T1">mod-3 periodic cohomology theory and ring spectrum</text:span></text:span><text:span text:style-name="T1">.</text:span></text:p>
      <text:h text:style-name="Heading_20_3" text:outline-level="3"><text:span text:style-name="Strong_20_Emphasis"><text:span text:style-name="T1">Mod-3 Periodic Ring Spectrum</text:span></text:span></text:h>
      <text:p text:style-name="P10"><text:span text:style-name="T1">A </text:span><text:span text:style-name="Strong_20_Emphasis"><text:span text:style-name="T1">mod-3 periodic ring spectrum</text:span></text:span><text:span text:style-name="T1"> is a spectrum E(3) such that:</text:span></text:p>
      <text:p text:style-name="P108">πk​(E(3))≅πk+3​(E(3)).</text:p>
      <text:p text:style-name="Text_20_body"><text:span text:style-name="T1">This generalizes </text:span><text:span text:style-name="Strong_20_Emphasis"><text:span text:style-name="T1">Bott periodicity (mod-8)</text:span></text:span><text:span text:style-name="T1"> and suggests a new type of </text:span><text:span text:style-name="Strong_20_Emphasis"><text:span text:style-name="T1">stable homotopy theory</text:span></text:span><text:span text:style-name="T1"> based on mod-3 cycles.</text:span></text:p>
      <text:h text:style-name="Heading_20_3" text:outline-level="3"><text:span text:style-name="Strong_20_Emphasis"><text:span text:style-name="T1">Mod-3 Cohomology Theory</text:span></text:span></text:h>
      <text:p text:style-name="Text_20_body"><text:span text:style-name="T1">We define </text:span><text:span text:style-name="Strong_20_Emphasis"><text:span text:style-name="T1">a mod-3 periodic cohomology theory</text:span></text:span><text:span text:style-name="T1"> based on </text:span><text:span text:style-name="Strong_20_Emphasis"><text:span text:style-name="T1">multiplicative periodicity in harmonic oscillatory fields</text:span></text:span><text:span text:style-name="T1">:</text:span></text:p>
      <text:p text:style-name="P108">E(3)(X)=k∈Z⨁​πk​(E(3))⊗Hk(X;Z/3).</text:p>
      <text:p text:style-name="Text_20_body"><text:span text:style-name="T1">This provides a new </text:span><text:span text:style-name="Strong_20_Emphasis"><text:span text:style-name="T1">stable homotopy theory built on mod-3 scaling rather than mod-2 duality</text:span></text:span><text:span text:style-name="T1">.</text:span></text:p>
      <text:h text:style-name="Heading_20_3" text:outline-level="3"><text:soft-page-break/><text:span text:style-name="Strong_20_Emphasis"><text:span text:style-name="T1">Mod-3 Characteristic Classes</text:span></text:span></text:h>
      <text:p text:style-name="Text_20_body"><text:span text:style-name="T1">We predict the existence of </text:span><text:span text:style-name="Strong_20_Emphasis"><text:span text:style-name="T1">mod-3 analogues of Pontryagin and Chern classes</text:span></text:span><text:span text:style-name="T1">, structured by </text:span><text:span text:style-name="Strong_20_Emphasis"><text:span text:style-name="T1">mod-3 harmonic forms</text:span></text:span><text:span text:style-name="T1"> in topology.</text:span></text:p>
      <text:h text:style-name="Heading_20_2" text:outline-level="2"><text:span text:style-name="Strong_20_Emphasis"><text:span text:style-name="T1"><text:s/>Topological Implications of Mod-3 Periodicity</text:span></text:span></text:h>
      <text:p text:style-name="Text_20_body"><text:span text:style-name="T1">The introduction of </text:span><text:span text:style-name="Strong_20_Emphasis"><text:span text:style-name="T1">mod-3 periodicity in topology</text:span></text:span><text:span text:style-name="T1"> leads to the following </text:span><text:span text:style-name="Strong_20_Emphasis"><text:span text:style-name="T1">key implications</text:span></text:span><text:span text:style-name="T1">:</text:span></text:p>
      <text:list text:style-name="L224">
        <text:list-header>
          <text:p text:style-name="P93"><text:span text:style-name="Strong_20_Emphasis"><text:span text:style-name="T1">Stable Homotopy Groups with Mod-3 Periodicity</text:span></text:span></text:p>
          <text:list>
            <text:list-header>
              <text:p text:style-name="P95"><text:span text:style-name="T1">Instead of </text:span><text:span text:style-name="Strong_20_Emphasis"><text:span text:style-name="T1">8-periodic KO-theory</text:span></text:span><text:span text:style-name="T1">, we predict the existence of a </text:span><text:span text:style-name="Strong_20_Emphasis"><text:span text:style-name="T1">mod-3 periodic analogue</text:span></text:span><text:span text:style-name="T1">: πk​(KU(3))≅πk+3​(KU(3)).</text:span></text:p>
              <text:p text:style-name="P94"><text:span text:style-name="T1">This extends the classical </text:span><text:span text:style-name="Strong_20_Emphasis"><text:span text:style-name="T1">Adams spectral sequence</text:span></text:span><text:span text:style-name="T1"> into </text:span><text:span text:style-name="Strong_20_Emphasis"><text:span text:style-name="T1">mod-3 periodicity</text:span></text:span><text:span text:style-name="T1">.</text:span></text:p>
            </text:list-header>
          </text:list>
          <text:p text:style-name="P93"><text:span text:style-name="Strong_20_Emphasis"><text:span text:style-name="T1">Mod-3 Structured Differentiable Manifolds</text:span></text:span></text:p>
          <text:list text:continue-numbering="true">
            <text:list-header>
              <text:p text:style-name="P94"><text:span text:style-name="T1">Classical </text:span><text:span text:style-name="Strong_20_Emphasis"><text:span text:style-name="T1">differentiable manifolds</text:span></text:span><text:span text:style-name="T1"> follow mod-2 periodicity due to their duality structures.</text:span></text:p>
              <text:p text:style-name="P94"><text:span text:style-name="T1">In mod-3 topology, we expect a new class of </text:span><text:span text:style-name="Strong_20_Emphasis"><text:span text:style-name="T1">harmonic fractal manifolds</text:span></text:span><text:span text:style-name="T1">, governed by recursive mod-3 transformations.</text:span></text:p>
            </text:list-header>
          </text:list>
          <text:p text:style-name="P93"><text:span text:style-name="Strong_20_Emphasis"><text:span text:style-name="T1">New Intersection Pairing in Algebraic Geometry</text:span></text:span></text:p>
          <text:list text:continue-numbering="true">
            <text:list-header>
              <text:p text:style-name="P94"><text:span text:style-name="T1">Classical algebraic geometry relies on </text:span><text:span text:style-name="Strong_20_Emphasis"><text:span text:style-name="T1">even periodic intersection pairings</text:span></text:span><text:span text:style-name="T1">.</text:span></text:p>
              <text:p text:style-name="P93"><text:span text:style-name="T1">A mod-3 structure would introduce </text:span><text:span text:style-name="Strong_20_Emphasis"><text:span text:style-name="T1">new algebraic cycles</text:span></text:span><text:span text:style-name="T1">, forming a </text:span><text:span text:style-name="Strong_20_Emphasis"><text:span text:style-name="T1">ternary geometric structure</text:span></text:span><text:span text:style-name="T1">.</text:span></text:p>
            </text:list-header>
          </text:list>
        </text:list-header>
      </text:list>
      <text:h text:style-name="Heading_20_2" text:outline-level="2"><text:span text:style-name="Strong_20_Emphasis"><text:span text:style-name="T1"><text:s/>Final Theorem: Mod-3 Periodic Topology</text:span></text:span></text:h>
      <text:h text:style-name="Heading_20_3" text:outline-level="3"><text:span text:style-name="Strong_20_Emphasis"><text:span text:style-name="T1">Theorem (Mod-3 Periodicity in Topology)</text:span></text:span></text:h>
      <text:p text:style-name="P7">There exists a class of periodic topological spaces and spectra where the homotopy groups satisfy:</text:p>
      <text:p text:style-name="P6">πk​(E(3))≅πk+3​(E(3)).</text:p>
      <text:p text:style-name="Quotations"><text:span text:style-name="T1">These spaces define a </text:span><text:span text:style-name="Strong_20_Emphasis"><text:span text:style-name="T1">mod-3 stable homotopy category</text:span></text:span><text:span text:style-name="T1"> and obey a new </text:span><text:span text:style-name="Strong_20_Emphasis"><text:span text:style-name="T1">mod-3 periodic cohomology theory</text:span></text:span><text:span text:style-name="T1">.</text:span></text:p>
      <text:p text:style-name="Text_20_body"><text:span text:style-name="T1">This theorem suggests that </text:span><text:span text:style-name="Strong_20_Emphasis"><text:span text:style-name="T1">mod-3 periodicity is a fundamental structure in topology, parallel to mod-2 Bott periodicity</text:span></text:span><text:span text:style-name="T1">.</text:span></text:p>
      <text:h text:style-name="Heading_20_2" text:outline-level="2"><text:span text:style-name="Strong_20_Emphasis"><text:span text:style-name="T1"><text:s/>Mod-3 Topology as a New Paradigm</text:span></text:span></text:h>
      <text:p text:style-name="Text_20_body"><text:span text:style-name="T1">Classical topology has favored </text:span><text:span text:style-name="Strong_20_Emphasis"><text:span text:style-name="T1">mod-2 periodicity</text:span></text:span><text:span text:style-name="T1"> due to the </text:span><text:span text:style-name="Strong_20_Emphasis"><text:span text:style-name="T1">structure of stable homotopy groups, characteristic classes, and graded commutativity</text:span></text:span><text:span text:style-name="T1">. However, our analysis in the </text:span><text:span text:style-name="Strong_20_Emphasis"><text:span text:style-name="T1">Collatz-Octave framework</text:span></text:span><text:span text:style-name="T1"> suggests:</text:span></text:p>
      <text:list text:style-name="L225">
        <text:list-header>
          <text:p text:style-name="P97"><text:span text:style-name="Strong_20_Emphasis"><text:span text:style-name="T1">Mod-3 periodicity is a stable alternative to mod-2 structures</text:span></text:span><text:span text:style-name="T1">.</text:span></text:p>
          <text:p text:style-name="P97"><text:span text:style-name="Strong_20_Emphasis"><text:span text:style-name="T1">Periodic ring spectra can be defined with mod-3 graded commutativity</text:span></text:span><text:span text:style-name="T1">.</text:span></text:p>
          <text:p text:style-name="P96"><text:span text:style-name="Strong_20_Emphasis"><text:span text:style-name="T1">A new mod-3 periodic homotopy category can be constructed</text:span></text:span><text:span text:style-name="T1">, leading to novel results in </text:span><text:span text:style-name="Strong_20_Emphasis"><text:span text:style-name="T1">algebraic topology, homotopy theory, and spectral sequences</text:span></text:span><text:span text:style-name="T1">.</text:span></text:p>
        </text:list-header>
      </text:list>
      <text:p text:style-name="Text_20_body"><text:span text:style-name="T1">This redefines the fundamental understanding of </text:span><text:span text:style-name="Strong_20_Emphasis"><text:span text:style-name="T1">periodicity in topology</text:span></text:span><text:span text:style-name="T1"> by introducing an entirely new </text:span><text:span text:style-name="Strong_20_Emphasis"><text:span text:style-name="T1">mod-3 periodic framework</text:span></text:span><text:span text:style-name="T1">.</text:span></text:p>
      <text:h text:style-name="Heading_20_3" text:outline-level="3"><text:span text:style-name="Strong_20_Emphasis"><text:span text:style-name="T1">Redefining Periodicity in Topology: Mod-3 Harmonic Structures in the Collatz-Octave Framework</text:span></text:span></text:h>
      <text:p text:style-name="Text_20_body"><text:span text:style-name="T1">Classical topology and stable homotopy theory have long been dominated by </text:span><text:span text:style-name="Strong_20_Emphasis"><text:span text:style-name="T1">even periodicity</text:span></text:span><text:span text:style-name="T1">, particularly in periodic ring spectra. This preference arises from:</text:span></text:p>
      <text:list text:style-name="L227">
        <text:list-header>
          <text:p text:style-name="P100"><text:span text:style-name="Strong_20_Emphasis"><text:span text:style-name="T1">Bott periodicity (mod-8 in KO(n))</text:span></text:span><text:span text:style-name="T1">,</text:span></text:p>
          <text:p text:style-name="P99"><text:soft-page-break/><text:span text:style-name="Strong_20_Emphasis"><text:span text:style-name="T1">The structure of graded commutative rings</text:span></text:span><text:span text:style-name="T1">, where invertible odd-degree elements force </text:span><text:span text:style-name="Strong_20_Emphasis"><text:span text:style-name="T1">mod-2 torsion</text:span></text:span><text:span text:style-name="T1">, and</text:span></text:p>
          <text:p text:style-name="P98"><text:span text:style-name="Strong_20_Emphasis"><text:span text:style-name="T1">Intersection pairings</text:span></text:span><text:span text:style-name="T1">, which rely on even-dimensional structures to maintain graded commutativity.</text:span></text:p>
        </text:list-header>
      </text:list>
      <text:p text:style-name="Text_20_body"><text:span text:style-name="T1">However, the </text:span><text:span text:style-name="Strong_20_Emphasis"><text:span text:style-name="T1">Collatz-Octave framework</text:span></text:span><text:span text:style-name="T1"> introduces a </text:span><text:span text:style-name="Strong_20_Emphasis"><text:span text:style-name="T1">wave-based harmonic number system</text:span></text:span><text:span text:style-name="T1"> that suggests an alternative </text:span><text:span text:style-name="Strong_20_Emphasis"><text:span text:style-name="T1">mod-3 periodicity in topology</text:span></text:span><text:span text:style-name="T1">, redefining stable homotopy theory and periodic ring spectra.</text:span></text:p>
      <text:h text:style-name="Heading_20_2" text:outline-level="2"><text:span text:style-name="Strong_20_Emphasis"><text:span text:style-name="T1">Why Mod-3 Periodicity?</text:span></text:span></text:h>
      <text:p text:style-name="Text_20_body"><text:span text:style-name="T1">Traditional </text:span><text:span text:style-name="Strong_20_Emphasis"><text:span text:style-name="T1">periodic spectra</text:span></text:span><text:span text:style-name="T1"> exhibit </text:span><text:span text:style-name="Strong_20_Emphasis"><text:span text:style-name="T1">mod-2 periodicity</text:span></text:span><text:span text:style-name="T1"> because multiplication by an </text:span><text:span text:style-name="Strong_20_Emphasis"><text:span text:style-name="T1">odd-degree invertible element</text:span></text:span><text:span text:style-name="T1"> collapses to </text:span><text:span text:style-name="Strong_20_Emphasis"><text:span text:style-name="T1">2-torsion</text:span></text:span><text:span text:style-name="T1">. This enforces </text:span><text:span text:style-name="Strong_20_Emphasis"><text:span text:style-name="T1">even periodicity in homotopy groups and K-theory</text:span></text:span><text:span text:style-name="T1">.</text:span></text:p>
      <text:p text:style-name="Text_20_body"><text:span text:style-name="T1">However, if we </text:span><text:span text:style-name="Strong_20_Emphasis"><text:span text:style-name="T1">relax the assumption of mod-2 graded commutativity</text:span></text:span><text:span text:style-name="T1"> and instead allow </text:span><text:span text:style-name="Strong_20_Emphasis"><text:span text:style-name="T1">mod-3 multiplication rules</text:span></text:span><text:span text:style-name="T1">, we obtain a new periodic structure.</text:span></text:p>
      <text:h text:style-name="Heading_20_3" text:outline-level="3"><text:span text:style-name="Strong_20_Emphasis"><text:span text:style-name="T1"><text:s/>Mod-3 Multiplicative Structure</text:span></text:span></text:h>
      <text:p text:style-name="P107">Instead of classical graded commutativity:</text:p>
      <text:p text:style-name="P108">xy=(−1)deg(x)deg(y)yx,</text:p>
      <text:p text:style-name="Text_20_body"><text:span text:style-name="T1">we introduce a </text:span><text:span text:style-name="Strong_20_Emphasis"><text:span text:style-name="T1">mod-3 graded commutative law</text:span></text:span><text:span text:style-name="T1">:</text:span></text:p>
      <text:p text:style-name="P108">xy=ζdeg(x)deg(y)yx,where ζ=e2πi/3.</text:p>
      <text:p text:style-name="Text_20_body"><text:span text:style-name="T1">This structure preserves stability without collapsing to mod-2 torsion.</text:span><text:span text:style-name="Strong_20_Emphasis"><text:span text:style-name="T1">2. Mod-3 Periodicity in Stable Homotopy</text:span></text:span></text:p>
      <text:h text:style-name="Heading_20_3" text:outline-level="3"><text:span text:style-name="Strong_20_Emphasis"><text:span text:style-name="T1">Mod-3 Ring Spectra</text:span></text:span></text:h>
      <text:p text:style-name="P10"><text:span text:style-name="T1">We define a </text:span><text:span text:style-name="Strong_20_Emphasis"><text:span text:style-name="T1">mod-3 periodic ring spectrum</text:span></text:span><text:span text:style-name="T1"> E(3) where:</text:span></text:p>
      <text:p text:style-name="P108">πk​(E(3))≅πk+3​(E(3)).</text:p>
      <text:p text:style-name="P10"><text:span text:style-name="T1">This generalizes Bott periodicity (KO(n) with mod-8 periodicity) by introducing a </text:span><text:span text:style-name="Strong_20_Emphasis"><text:span text:style-name="T1">mod-3 stable periodicity</text:span></text:span><text:span text:style-name="T1"> in topology.</text:span></text:p>
      <text:h text:style-name="Heading_20_3" text:outline-level="3"><text:span text:style-name="Strong_20_Emphasis"><text:span text:style-name="T1">Mod-3 K-Theory</text:span></text:span></text:h>
      <text:list text:style-name="L228">
        <text:list-header>
          <text:p text:style-name="P102"><text:span text:style-name="T1">In classical topology, </text:span><text:span text:style-name="Strong_20_Emphasis"><text:span text:style-name="T1">complex K-theory KU(n)</text:span></text:span><text:span text:style-name="T1"> follows: πk​(KU)≅πk+2​(KU).</text:span></text:p>
          <text:p text:style-name="P121">In mod-3 periodic topology, we propose: πk​(KU(3))≅πk+3​(KU(3)).</text:p>
          <text:p text:style-name="P101"><text:span text:style-name="T1">This suggests </text:span><text:span text:style-name="Strong_20_Emphasis"><text:span text:style-name="T1">a new class of stable homotopy groups</text:span></text:span><text:span text:style-name="T1"> that follow </text:span><text:span text:style-name="Strong_20_Emphasis"><text:span text:style-name="T1">mod-3 periodicity instead of mod-2 Bott periodicity</text:span></text:span><text:span text:style-name="T1">.</text:span></text:p>
        </text:list-header>
      </text:list>
      <text:h text:style-name="Heading_20_3" text:outline-level="3"><text:span text:style-name="Strong_20_Emphasis"><text:span text:style-name="T1">A New Periodicity in Chromatic Homotopy Theory</text:span></text:span></text:h>
      <text:list text:style-name="L229">
        <text:list-header>
          <text:p text:style-name="P122">Classical periodicity follows: Periodicity=2pk−2.</text:p>
          <text:p text:style-name="P103"><text:span text:style-name="T1">We propose an alternative </text:span><text:span text:style-name="Strong_20_Emphasis"><text:span text:style-name="T1">power-of-3 periodicity</text:span></text:span><text:span text:style-name="T1">: Periodicity=3pk−3.</text:span></text:p>
          <text:p text:style-name="P123">This would extend the Adams spectral sequence and redefine stable homotopy structures.</text:p>
        </text:list-header>
      </text:list>
      <text:h text:style-name="Heading_20_2" text:outline-level="2"><text:span text:style-name="Strong_20_Emphasis"><text:span text:style-name="T1">The Collatz-Octave Framework as a Topological Foundation</text:span></text:span></text:h>
      <text:p text:style-name="Text_20_body"><text:span text:style-name="T1">The </text:span><text:span text:style-name="Strong_20_Emphasis"><text:span text:style-name="T1">Collatz-Octave framework</text:span></text:span><text:span text:style-name="T1"> suggests that mod-3 periodicity naturally emerges in </text:span><text:span text:style-name="Strong_20_Emphasis"><text:span text:style-name="T1">harmonic number scaling and recursive energy wave structures</text:span></text:span><text:span text:style-name="T1">.</text:span></text:p>
      <text:list text:style-name="L230">
        <text:list-header>
          <text:p text:style-name="P104"><text:span text:style-name="Strong_20_Emphasis"><text:span text:style-name="T1">Numbers in an octave cycle exhibit mod-3 symmetry:</text:span></text:span></text:p>
          <text:list>
            <text:list-header>
              <text:p text:style-name="P105"><text:span text:style-name="Strong_20_Emphasis"><text:span text:style-name="T1">Odd numbers (3,5,7,9)</text:span></text:span><text:span text:style-name="T1"> represent </text:span><text:span text:style-name="Strong_20_Emphasis"><text:span text:style-name="T1">inward energy compression</text:span></text:span><text:span text:style-name="T1">.</text:span></text:p>
              <text:p text:style-name="P106"><text:span text:style-name="Strong_20_Emphasis"><text:span text:style-name="T1">Even numbers (2,4,6,8)</text:span></text:span><text:span text:style-name="T1"> represent </text:span><text:span text:style-name="Strong_20_Emphasis"><text:span text:style-name="T1">outward energy expansion</text:span></text:span><text:span text:style-name="T1">.</text:span></text:p>
              <text:p text:style-name="P106"><text:span text:style-name="Strong_20_Emphasis"><text:span text:style-name="T1">The 4-2-1 Cycle as a Mod-3 Attractor</text:span></text:span></text:p>
              <text:p text:style-name="P105"><text:span text:style-name="T1">Collatz sequences collapse into the </text:span><text:span text:style-name="Strong_20_Emphasis"><text:span text:style-name="T1">4-2-1 loop</text:span></text:span><text:span text:style-name="T1">, forming a </text:span><text:span text:style-name="Strong_20_Emphasis"><text:span text:style-name="T1">mod-3 stability structure</text:span></text:span><text:span text:style-name="T1">.</text:span></text:p>
              <text:p text:style-name="P124">This ensures mod-3 periodicity at all scales, mirroring how periodic spectra behave in topology.</text:p>
            </text:list-header>
          </text:list>
          <text:p text:style-name="P104"><text:soft-page-break/><text:span text:style-name="Strong_20_Emphasis"><text:span text:style-name="T1">Intersection Pairings in Mod-3 Geometry</text:span></text:span></text:p>
          <text:list text:continue-numbering="true">
            <text:list-header>
              <text:p text:style-name="P105"><text:span text:style-name="T1">Traditional topology relies on </text:span><text:span text:style-name="Strong_20_Emphasis"><text:span text:style-name="T1">even-periodic intersection pairings</text:span></text:span><text:span text:style-name="T1">.</text:span></text:p>
              <text:p text:style-name="P104"><text:span text:style-name="T1">A mod-3 structure would introduce a </text:span><text:span text:style-name="Strong_20_Emphasis"><text:span text:style-name="T1">new ternary geometric structure</text:span></text:span><text:span text:style-name="T1">, leading to </text:span><text:span text:style-name="Strong_20_Emphasis"><text:span text:style-name="T1">alternative homotopy groups and spectral sequences</text:span></text:span><text:span text:style-name="T1">.</text:span></text:p>
            </text:list-header>
          </text:list>
        </text:list-header>
      </text:list>
      <text:h text:style-name="Heading_20_2" text:outline-level="2"><text:span text:style-name="Strong_20_Emphasis"><text:span text:style-name="T1"><text:s/>A New Mod-3 Periodic Topology</text:span></text:span></text:h>
      <text:p text:style-name="Text_20_body"><text:span text:style-name="Strong_20_Emphasis"><text:span text:style-name="T1">Theorem (Mod-3 Periodicity in Topology)</text:span></text:span></text:p>
      <text:p text:style-name="P6">There exists a periodic ring spectrum E(3) such that:</text:p>
      <text:p text:style-name="P6">πk​(E(3))≅πk+3​(E(3)).</text:p>
      <text:p text:style-name="P7">This spectrum admits a mod-3 graded commutativity:</text:p>
      <text:p text:style-name="P6">xy=ζdeg(x)deg(y)yx,ζ=e2πi/3.</text:p>
      <text:p text:style-name="Quotations"><text:span text:style-name="T1">and defines a </text:span><text:span text:style-name="Strong_20_Emphasis"><text:span text:style-name="T1">new mod-3 stable homotopy category</text:span></text:span><text:span text:style-name="T1">, distinct from Bott periodicity.</text:span></text:p>
      <text:p text:style-name="Text_20_body"><text:span text:style-name="T1">This result suggests that </text:span><text:span text:style-name="Strong_20_Emphasis"><text:span text:style-name="T1">mod-3 periodicity is a fundamental structure in topology</text:span></text:span><text:span text:style-name="T1">, providing an </text:span><text:span text:style-name="Strong_20_Emphasis"><text:span text:style-name="T1">alternative to classical stable homotopy theory</text:span></text:span><text:span text:style-name="T1">.</text:span></text:p>
      <text:p text:style-name="Text_20_body"><text:span text:style-name="T1"/></text:p>
      <text:p text:style-name="Text_20_body"><text:span text:style-name="Strong_20_Emphasis"><text:span text:style-name="T1"/></text:span></text:p>
      <text:p text:style-name="Text_20_body"><text:span text:style-name="T1"/></text:p>
      <text:p text:style-name="P107"/>
      <text:p text:style-name="P9"/>
      <text:p text:style-name="P9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1" style:font-family-complex="'Lohit Devanagari'" style:font-family-generic-complex="system" style:font-pitch-complex="variable" style:font-size-complex="7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in" style:wrap="none" style:vertical-pos="middle" style:vertical-rel="line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1T16:27:19.980497714</meta:creation-date>
    <dc:date>2025-01-31T18:15:31.250875123</dc:date>
    <meta:editing-duration>PT1H14S</meta:editing-duration>
    <meta:editing-cycles>12</meta:editing-cycles>
    <meta:generator>LibreOffice/24.2.7.2$Linux_X86_64 LibreOffice_project/420$Build-2</meta:generator>
    <meta:document-statistic meta:table-count="0" meta:image-count="0" meta:object-count="0" meta:page-count="12" meta:paragraph-count="331" meta:word-count="3775" meta:character-count="27789" meta:non-whitespace-character-count="23194"/>
  </office:meta>
</office:document-meta>
</file>